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Verdana" svg:font-family="Verdana, Arial, helvetica, sans-serif"/>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2319in" style:rel-width="90%" table:align="center"/>
    </style:style>
    <style:style style:name="Table1.A" style:family="table-column">
      <style:table-column-properties style:column-width="6.2319in" style:rel-column-width="58976*"/>
    </style:style>
    <style:style style:name="Table1.A1" style:family="table-cell">
      <style:table-cell-properties style:vertical-align="middle" style:border-line-width="0.0007in 0.0347in 0.0347in" fo:padding="0.0194in" fo:border="0.0701in double #808080"/>
    </style:style>
    <style:style style:name="Table2" style:family="table">
      <style:table-properties style:width="6.925in" style:rel-width="100%" table:align="left"/>
    </style:style>
    <style:style style:name="Table2.A" style:family="table-column">
      <style:table-column-properties style:column-width="6.925in" style:rel-column-width="65535*"/>
    </style:style>
    <style:style style:name="Table2.A1" style:family="table-cell">
      <style:table-cell-properties style:vertical-align="middle" fo:padding="0.0521in" fo:border="none"/>
    </style:style>
    <style:style style:name="Table3" style:family="table">
      <style:table-properties style:width="6.2319in" style:rel-width="90%" table:align="left"/>
    </style:style>
    <style:style style:name="Table3.A" style:family="table-column">
      <style:table-column-properties style:column-width="2.4903in" style:rel-column-width="23566*"/>
    </style:style>
    <style:style style:name="Table3.B" style:family="table-column">
      <style:table-column-properties style:column-width="3.7417in" style:rel-column-width="35409*"/>
    </style:style>
    <style:style style:name="Table3.A1" style:family="table-cell">
      <style:table-cell-properties style:vertical-align="middle" fo:padding="0.0208in" fo:border-left="0.0139in solid #808080" fo:border-right="none" fo:border-top="0.0139in solid #808080" fo:border-bottom="0.0139in solid #808080"/>
    </style:style>
    <style:style style:name="Table3.B1" style:family="table-cell">
      <style:table-cell-properties style:vertical-align="middle" fo:padding="0.0208in" fo:border="0.0139in solid #808080"/>
    </style:style>
    <style:style style:name="Table3.A2" style:family="table-cell">
      <style:table-cell-properties style:vertical-align="middle" fo:padding="0.0208in" fo:border-left="0.0139in solid #808080" fo:border-right="none" fo:border-top="none" fo:border-bottom="0.0139in solid #808080"/>
    </style:style>
    <style:style style:name="Table3.B2" style:family="table-cell">
      <style:table-cell-properties style:vertical-align="middle" fo:padding="0.0208in" fo:border-left="0.0139in solid #808080" fo:border-right="0.0139in solid #808080" fo:border-top="none" fo:border-bottom="0.0139in solid #808080"/>
    </style:style>
    <style:style style:name="Table4" style:family="table">
      <style:table-properties style:width="6.2319in" style:rel-width="90%" table:align="left"/>
    </style:style>
    <style:style style:name="Table4.A" style:family="table-column">
      <style:table-column-properties style:column-width="6.2319in" style:rel-column-width="58976*"/>
    </style:style>
    <style:style style:name="Table4.A1" style:family="table-cell">
      <style:table-cell-properties style:vertical-align="middle" fo:background-color="#ffeecc" fo:padding="0.0194in" fo:border="non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padding="0.0521in" fo:border="none"/>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padding="0.0521in" fo:border="none"/>
    </style:style>
    <style:style style:name="Table7" style:family="table">
      <style:table-properties style:width="6.2319in" style:rel-width="90%" table:align="left"/>
    </style:style>
    <style:style style:name="Table7.A" style:family="table-column">
      <style:table-column-properties style:column-width="3.125in" style:rel-column-width="29572*"/>
    </style:style>
    <style:style style:name="Table7.B" style:family="table-column">
      <style:table-column-properties style:column-width="3.1069in" style:rel-column-width="29403*"/>
    </style:style>
    <style:style style:name="Table7.A1" style:family="table-cell">
      <style:table-cell-properties style:vertical-align="middle" fo:padding="0.0208in" fo:border-left="0.0139in solid #808080" fo:border-right="none" fo:border-top="0.0139in solid #808080" fo:border-bottom="0.0139in solid #808080"/>
    </style:style>
    <style:style style:name="Table7.B1" style:family="table-cell">
      <style:table-cell-properties style:vertical-align="middle" fo:padding="0.0208in" fo:border="0.0139in solid #808080"/>
    </style:style>
    <style:style style:name="Table7.A2" style:family="table-cell">
      <style:table-cell-properties style:vertical-align="middle" fo:padding="0.0208in" fo:border-left="0.0139in solid #808080" fo:border-right="none" fo:border-top="none" fo:border-bottom="0.0139in solid #808080"/>
    </style:style>
    <style:style style:name="Table7.B2" style:family="table-cell">
      <style:table-cell-properties style:vertical-align="middle" fo:padding="0.0208in" fo:border-left="0.0139in solid #808080" fo:border-right="0.0139in solid #808080" fo:border-top="none" fo:border-bottom="0.0139in solid #808080"/>
    </style:style>
    <style:style style:name="Table8" style:family="table">
      <style:table-properties style:width="6.2319in" style:rel-width="90%" table:align="left"/>
    </style:style>
    <style:style style:name="Table8.A" style:family="table-column">
      <style:table-column-properties style:column-width="6.2319in" style:rel-column-width="58976*"/>
    </style:style>
    <style:style style:name="Table8.A1" style:family="table-cell">
      <style:table-cell-properties style:vertical-align="middle" fo:background-color="#ffeecc" fo:padding="0.0194in" fo:border="non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padding="0.0521in" fo:border="none"/>
    </style:style>
    <style:style style:name="Table10" style:family="table">
      <style:table-properties style:width="6.2319in" style:rel-width="90%" table:align="left"/>
    </style:style>
    <style:style style:name="Table10.A" style:family="table-column">
      <style:table-column-properties style:column-width="6.2319in" style:rel-column-width="58976*"/>
    </style:style>
    <style:style style:name="Table10.A1" style:family="table-cell">
      <style:table-cell-properties style:vertical-align="middle" fo:background-color="#ffeecc" fo:padding="0.0194in" fo:border="none">
        <style:background-image/>
      </style:table-cell-properties>
    </style:style>
    <style:style style:name="Table11" style:family="table">
      <style:table-properties style:width="6.5007in" table:align="left"/>
    </style:style>
    <style:style style:name="Table11.A" style:family="table-column">
      <style:table-column-properties style:column-width="6.5007in"/>
    </style:style>
    <style:style style:name="Table11.A1" style:family="table-cell">
      <style:table-cell-properties style:vertical-align="middle" fo:background-color="#ffeecc" fo:padding="0.0194in" fo:border="none">
        <style:background-image/>
      </style:table-cell-properties>
    </style:style>
    <style:style style:name="Table12" style:family="table">
      <style:table-properties style:width="4.8306in" fo:margin-left="0.491in" table:align="left"/>
    </style:style>
    <style:style style:name="Table12.A" style:family="table-column">
      <style:table-column-properties style:column-width="1.2639in"/>
    </style:style>
    <style:style style:name="Table12.B" style:family="table-column">
      <style:table-column-properties style:column-width="3.5667in"/>
    </style:style>
    <style:style style:name="Table12.A1" style:family="table-cell">
      <style:table-cell-properties fo:padding="0.0417in" fo:border-left="0.0139in solid #808080" fo:border-right="none" fo:border-top="0.0139in solid #808080" fo:border-bottom="0.0139in solid #808080"/>
    </style:style>
    <style:style style:name="Table12.B1" style:family="table-cell">
      <style:table-cell-properties fo:padding="0.0417in" fo:border="0.0139in solid #808080"/>
    </style:style>
    <style:style style:name="Table12.A2" style:family="table-cell">
      <style:table-cell-properties fo:padding="0.0417in" fo:border-left="0.0139in solid #808080" fo:border-right="none" fo:border-top="none" fo:border-bottom="0.0139in solid #808080"/>
    </style:style>
    <style:style style:name="Table12.B2" style:family="table-cell">
      <style:table-cell-properties fo:padding="0.0417in" fo:border-left="0.0139in solid #808080" fo:border-right="0.0139in solid #808080" fo:border-top="none" fo:border-bottom="0.0139in solid #808080"/>
    </style:style>
    <style:style style:name="Table13" style:family="table">
      <style:table-properties style:width="4.0576in" fo:margin-left="0.491in" table:align="left"/>
    </style:style>
    <style:style style:name="Table13.A" style:family="table-column">
      <style:table-column-properties style:column-width="1.2639in"/>
    </style:style>
    <style:style style:name="Table13.B" style:family="table-column">
      <style:table-column-properties style:column-width="2.7938in"/>
    </style:style>
    <style:style style:name="Table13.A1" style:family="table-cell">
      <style:table-cell-properties fo:padding="0.0417in" fo:border-left="0.0139in solid #808080" fo:border-right="none" fo:border-top="0.0139in solid #808080" fo:border-bottom="0.0139in solid #808080"/>
    </style:style>
    <style:style style:name="Table13.B1" style:family="table-cell">
      <style:table-cell-properties fo:padding="0.0417in" fo:border="0.0139in solid #808080"/>
    </style:style>
    <style:style style:name="Table13.A2" style:family="table-cell">
      <style:table-cell-properties fo:padding="0.0417in" fo:border-left="0.0139in solid #808080" fo:border-right="none" fo:border-top="none" fo:border-bottom="0.0139in solid #808080"/>
    </style:style>
    <style:style style:name="Table13.B2" style:family="table-cell">
      <style:table-cell-properties fo:padding="0.0417in" fo:border-left="0.0139in solid #808080" fo:border-right="0.0139in solid #808080" fo:border-top="none" fo:border-bottom="0.0139in solid #808080"/>
    </style:style>
    <style:style style:name="Table14" style:family="table">
      <style:table-properties style:width="4.9611in" fo:margin-left="0.9819in" table:align="left"/>
    </style:style>
    <style:style style:name="Table14.A" style:family="table-column">
      <style:table-column-properties style:column-width="1.2639in"/>
    </style:style>
    <style:style style:name="Table14.B" style:family="table-column">
      <style:table-column-properties style:column-width="3.6972in"/>
    </style:style>
    <style:style style:name="Table14.A1" style:family="table-cell">
      <style:table-cell-properties fo:padding="0.0417in" fo:border-left="0.0139in solid #808080" fo:border-right="none" fo:border-top="0.0139in solid #808080" fo:border-bottom="0.0139in solid #808080"/>
    </style:style>
    <style:style style:name="Table14.B1" style:family="table-cell">
      <style:table-cell-properties fo:padding="0.0417in" fo:border="0.0139in solid #808080"/>
    </style:style>
    <style:style style:name="Table14.A2" style:family="table-cell">
      <style:table-cell-properties fo:padding="0.0417in" fo:border-left="0.0139in solid #808080" fo:border-right="none" fo:border-top="none" fo:border-bottom="0.0139in solid #808080"/>
    </style:style>
    <style:style style:name="Table14.B2" style:family="table-cell">
      <style:table-cell-properties fo:padding="0.0417in" fo:border-left="0.0139in solid #808080" fo:border-right="0.0139in solid #808080" fo:border-top="none" fo:border-bottom="0.0139in solid #808080"/>
    </style:style>
    <style:style style:name="Table15" style:family="table">
      <style:table-properties style:width="5.2674in" fo:margin-left="0.9819in" table:align="left"/>
    </style:style>
    <style:style style:name="Table15.A" style:family="table-column">
      <style:table-column-properties style:column-width="1.2639in"/>
    </style:style>
    <style:style style:name="Table15.B" style:family="table-column">
      <style:table-column-properties style:column-width="4.0035in"/>
    </style:style>
    <style:style style:name="Table15.A1" style:family="table-cell">
      <style:table-cell-properties fo:padding="0.0417in" fo:border-left="0.0139in solid #808080" fo:border-right="none" fo:border-top="0.0139in solid #808080" fo:border-bottom="0.0139in solid #808080"/>
    </style:style>
    <style:style style:name="Table15.B1" style:family="table-cell">
      <style:table-cell-properties fo:padding="0.0417in" fo:border="0.0139in solid #808080"/>
    </style:style>
    <style:style style:name="Table15.A2" style:family="table-cell">
      <style:table-cell-properties fo:padding="0.0417in" fo:border-left="0.0139in solid #808080" fo:border-right="none" fo:border-top="none" fo:border-bottom="0.0139in solid #808080"/>
    </style:style>
    <style:style style:name="Table15.B2" style:family="table-cell">
      <style:table-cell-properties fo:padding="0.0417in" fo:border-left="0.0139in solid #808080" fo:border-right="0.0139in solid #808080" fo:border-top="none" fo:border-bottom="0.0139in solid #808080"/>
    </style:style>
    <style:style style:name="Table16" style:family="table">
      <style:table-properties style:width="2.8153in" fo:margin-left="0.9819in" table:align="left"/>
    </style:style>
    <style:style style:name="Table16.A" style:family="table-column">
      <style:table-column-properties style:column-width="1.2639in"/>
    </style:style>
    <style:style style:name="Table16.B" style:family="table-column">
      <style:table-column-properties style:column-width="1.5514in"/>
    </style:style>
    <style:style style:name="Table16.A1" style:family="table-cell">
      <style:table-cell-properties fo:padding="0.0417in" fo:border-left="0.0139in solid #808080" fo:border-right="none" fo:border-top="0.0139in solid #808080" fo:border-bottom="0.0139in solid #808080"/>
    </style:style>
    <style:style style:name="Table16.B1" style:family="table-cell">
      <style:table-cell-properties fo:padding="0.0417in" fo:border="0.0139in solid #808080"/>
    </style:style>
    <style:style style:name="Table16.A2" style:family="table-cell">
      <style:table-cell-properties fo:padding="0.0417in" fo:border-left="0.0139in solid #808080" fo:border-right="none" fo:border-top="none" fo:border-bottom="0.0139in solid #808080"/>
    </style:style>
    <style:style style:name="Table16.B2" style:family="table-cell">
      <style:table-cell-properties fo:padding="0.0417in" fo:border-left="0.0139in solid #808080" fo:border-right="0.0139in solid #808080" fo:border-top="none" fo:border-bottom="0.0139in solid #808080"/>
    </style:style>
    <style:style style:name="Table17" style:family="table">
      <style:table-properties style:width="4.3604in" fo:margin-left="0.9819in" table:align="left"/>
    </style:style>
    <style:style style:name="Table17.A" style:family="table-column">
      <style:table-column-properties style:column-width="1.2639in"/>
    </style:style>
    <style:style style:name="Table17.B" style:family="table-column">
      <style:table-column-properties style:column-width="3.0965in"/>
    </style:style>
    <style:style style:name="Table17.A1" style:family="table-cell">
      <style:table-cell-properties fo:padding="0.0417in" fo:border-left="0.0139in solid #808080" fo:border-right="none" fo:border-top="0.0139in solid #808080" fo:border-bottom="0.0139in solid #808080"/>
    </style:style>
    <style:style style:name="Table17.B1" style:family="table-cell">
      <style:table-cell-properties fo:padding="0.0417in" fo:border="0.0139in solid #808080"/>
    </style:style>
    <style:style style:name="Table17.A2" style:family="table-cell">
      <style:table-cell-properties fo:padding="0.0417in" fo:border-left="0.0139in solid #808080" fo:border-right="none" fo:border-top="none" fo:border-bottom="0.0139in solid #808080"/>
    </style:style>
    <style:style style:name="Table17.B2" style:family="table-cell">
      <style:table-cell-properties fo:padding="0.0417in" fo:border-left="0.0139in solid #808080" fo:border-right="0.0139in solid #808080" fo:border-top="none" fo:border-bottom="0.0139in solid #808080"/>
    </style:style>
    <style:style style:name="Table18" style:family="table">
      <style:table-properties style:width="2.934in" fo:margin-left="0.9819in" table:align="left"/>
    </style:style>
    <style:style style:name="Table18.A" style:family="table-column">
      <style:table-column-properties style:column-width="1.2639in"/>
    </style:style>
    <style:style style:name="Table18.B" style:family="table-column">
      <style:table-column-properties style:column-width="1.6701in"/>
    </style:style>
    <style:style style:name="Table18.A1" style:family="table-cell">
      <style:table-cell-properties fo:padding="0.0417in" fo:border-left="0.0139in solid #808080" fo:border-right="none" fo:border-top="0.0139in solid #808080" fo:border-bottom="0.0139in solid #808080"/>
    </style:style>
    <style:style style:name="Table18.B1" style:family="table-cell">
      <style:table-cell-properties fo:padding="0.0417in" fo:border="0.0139in solid #808080"/>
    </style:style>
    <style:style style:name="Table18.A2" style:family="table-cell">
      <style:table-cell-properties fo:padding="0.0417in" fo:border-left="0.0139in solid #808080" fo:border-right="none" fo:border-top="none" fo:border-bottom="0.0139in solid #808080"/>
    </style:style>
    <style:style style:name="Table18.B2" style:family="table-cell">
      <style:table-cell-properties fo:padding="0.0417in" fo:border-left="0.0139in solid #808080" fo:border-right="0.0139in solid #808080" fo:border-top="none" fo:border-bottom="0.0139in solid #808080"/>
    </style:style>
    <style:style style:name="Table19" style:family="table">
      <style:table-properties style:width="5.0063in" fo:margin-left="0.9819in" table:align="left"/>
    </style:style>
    <style:style style:name="Table19.A" style:family="table-column">
      <style:table-column-properties style:column-width="1.2639in"/>
    </style:style>
    <style:style style:name="Table19.B" style:family="table-column">
      <style:table-column-properties style:column-width="3.7424in"/>
    </style:style>
    <style:style style:name="Table19.A1" style:family="table-cell">
      <style:table-cell-properties fo:padding="0.0417in" fo:border-left="0.0139in solid #808080" fo:border-right="none" fo:border-top="0.0139in solid #808080" fo:border-bottom="0.0139in solid #808080"/>
    </style:style>
    <style:style style:name="Table19.B1" style:family="table-cell">
      <style:table-cell-properties fo:padding="0.0417in" fo:border="0.0139in solid #808080"/>
    </style:style>
    <style:style style:name="Table19.A2" style:family="table-cell">
      <style:table-cell-properties fo:padding="0.0417in" fo:border-left="0.0139in solid #808080" fo:border-right="none" fo:border-top="none" fo:border-bottom="0.0139in solid #808080"/>
    </style:style>
    <style:style style:name="Table19.B2" style:family="table-cell">
      <style:table-cell-properties fo:padding="0.0417in" fo:border-left="0.0139in solid #808080" fo:border-right="0.0139in solid #808080" fo:border-top="none" fo:border-bottom="0.0139in solid #808080"/>
    </style:style>
    <style:style style:name="Table20" style:family="table">
      <style:table-properties style:width="4.2403in" fo:margin-left="0.9819in" table:align="left"/>
    </style:style>
    <style:style style:name="Table20.A" style:family="table-column">
      <style:table-column-properties style:column-width="1.2639in"/>
    </style:style>
    <style:style style:name="Table20.B" style:family="table-column">
      <style:table-column-properties style:column-width="2.9764in"/>
    </style:style>
    <style:style style:name="Table20.A1" style:family="table-cell">
      <style:table-cell-properties fo:padding="0.0417in" fo:border-left="0.0139in solid #808080" fo:border-right="none" fo:border-top="0.0139in solid #808080" fo:border-bottom="0.0139in solid #808080"/>
    </style:style>
    <style:style style:name="Table20.B1" style:family="table-cell">
      <style:table-cell-properties fo:padding="0.0417in" fo:border="0.0139in solid #808080"/>
    </style:style>
    <style:style style:name="Table20.A2" style:family="table-cell">
      <style:table-cell-properties fo:padding="0.0417in" fo:border-left="0.0139in solid #808080" fo:border-right="none" fo:border-top="none" fo:border-bottom="0.0139in solid #808080"/>
    </style:style>
    <style:style style:name="Table20.B2" style:family="table-cell">
      <style:table-cell-properties fo:padding="0.0417in" fo:border-left="0.0139in solid #808080" fo:border-right="0.0139in solid #808080" fo:border-top="none" fo:border-bottom="0.0139in solid #808080"/>
    </style:style>
    <style:style style:name="Table21" style:family="table">
      <style:table-properties style:width="4.3604in" fo:margin-left="0.9819in" table:align="left"/>
    </style:style>
    <style:style style:name="Table21.A" style:family="table-column">
      <style:table-column-properties style:column-width="1.2639in"/>
    </style:style>
    <style:style style:name="Table21.B" style:family="table-column">
      <style:table-column-properties style:column-width="3.0965in"/>
    </style:style>
    <style:style style:name="Table21.A1" style:family="table-cell">
      <style:table-cell-properties fo:padding="0.0417in" fo:border-left="0.0139in solid #808080" fo:border-right="none" fo:border-top="0.0139in solid #808080" fo:border-bottom="0.0139in solid #808080"/>
    </style:style>
    <style:style style:name="Table21.B1" style:family="table-cell">
      <style:table-cell-properties fo:padding="0.0417in" fo:border="0.0139in solid #808080"/>
    </style:style>
    <style:style style:name="Table21.A2" style:family="table-cell">
      <style:table-cell-properties fo:padding="0.0417in" fo:border-left="0.0139in solid #808080" fo:border-right="none" fo:border-top="none" fo:border-bottom="0.0139in solid #808080"/>
    </style:style>
    <style:style style:name="Table21.B2" style:family="table-cell">
      <style:table-cell-properties fo:padding="0.0417in" fo:border-left="0.0139in solid #808080" fo:border-right="0.0139in solid #808080" fo:border-top="none" fo:border-bottom="0.0139in solid #808080"/>
    </style:style>
    <style:style style:name="Table22" style:family="table">
      <style:table-properties style:width="4.4875in" fo:margin-left="0.9819in" table:align="left"/>
    </style:style>
    <style:style style:name="Table22.A" style:family="table-column">
      <style:table-column-properties style:column-width="1.2639in"/>
    </style:style>
    <style:style style:name="Table22.B" style:family="table-column">
      <style:table-column-properties style:column-width="3.2236in"/>
    </style:style>
    <style:style style:name="Table22.A1" style:family="table-cell">
      <style:table-cell-properties fo:padding="0.0417in" fo:border-left="0.0139in solid #808080" fo:border-right="none" fo:border-top="0.0139in solid #808080" fo:border-bottom="0.0139in solid #808080"/>
    </style:style>
    <style:style style:name="Table22.B1" style:family="table-cell">
      <style:table-cell-properties fo:padding="0.0417in" fo:border="0.0139in solid #808080"/>
    </style:style>
    <style:style style:name="Table22.A2" style:family="table-cell">
      <style:table-cell-properties fo:padding="0.0417in" fo:border-left="0.0139in solid #808080" fo:border-right="none" fo:border-top="none" fo:border-bottom="0.0139in solid #808080"/>
    </style:style>
    <style:style style:name="Table22.B2" style:family="table-cell">
      <style:table-cell-properties fo:padding="0.0417in" fo:border-left="0.0139in solid #808080" fo:border-right="0.0139in solid #808080" fo:border-top="none" fo:border-bottom="0.0139in solid #808080"/>
    </style:style>
    <style:style style:name="Table23" style:family="table">
      <style:table-properties style:width="2.934in" fo:margin-left="0.9819in" table:align="left"/>
    </style:style>
    <style:style style:name="Table23.A" style:family="table-column">
      <style:table-column-properties style:column-width="1.2639in"/>
    </style:style>
    <style:style style:name="Table23.B" style:family="table-column">
      <style:table-column-properties style:column-width="1.6701in"/>
    </style:style>
    <style:style style:name="Table23.A1" style:family="table-cell">
      <style:table-cell-properties fo:padding="0.0417in" fo:border-left="0.0139in solid #808080" fo:border-right="none" fo:border-top="0.0139in solid #808080" fo:border-bottom="0.0139in solid #808080"/>
    </style:style>
    <style:style style:name="Table23.B1" style:family="table-cell">
      <style:table-cell-properties fo:padding="0.0417in" fo:border="0.0139in solid #808080"/>
    </style:style>
    <style:style style:name="Table23.A2" style:family="table-cell">
      <style:table-cell-properties fo:padding="0.0417in" fo:border-left="0.0139in solid #808080" fo:border-right="none" fo:border-top="none" fo:border-bottom="0.0139in solid #808080"/>
    </style:style>
    <style:style style:name="Table23.B2" style:family="table-cell">
      <style:table-cell-properties fo:padding="0.0417in" fo:border-left="0.0139in solid #808080" fo:border-right="0.0139in solid #808080" fo:border-top="none" fo:border-bottom="0.0139in solid #808080"/>
    </style:style>
    <style:style style:name="Table24" style:family="table">
      <style:table-properties style:width="5.0188in" fo:margin-left="0.9819in" table:align="left"/>
    </style:style>
    <style:style style:name="Table24.A" style:family="table-column">
      <style:table-column-properties style:column-width="1.2639in"/>
    </style:style>
    <style:style style:name="Table24.B" style:family="table-column">
      <style:table-column-properties style:column-width="3.7549in"/>
    </style:style>
    <style:style style:name="Table24.A1" style:family="table-cell">
      <style:table-cell-properties fo:padding="0.0417in" fo:border-left="0.0139in solid #808080" fo:border-right="none" fo:border-top="0.0139in solid #808080" fo:border-bottom="0.0139in solid #808080"/>
    </style:style>
    <style:style style:name="Table24.B1" style:family="table-cell">
      <style:table-cell-properties fo:padding="0.0417in" fo:border="0.0139in solid #808080"/>
    </style:style>
    <style:style style:name="Table24.A2" style:family="table-cell">
      <style:table-cell-properties fo:padding="0.0417in" fo:border-left="0.0139in solid #808080" fo:border-right="none" fo:border-top="none" fo:border-bottom="0.0139in solid #808080"/>
    </style:style>
    <style:style style:name="Table24.B2" style:family="table-cell">
      <style:table-cell-properties fo:padding="0.0417in" fo:border-left="0.0139in solid #808080" fo:border-right="0.0139in solid #808080" fo:border-top="none" fo:border-bottom="0.0139in solid #808080"/>
    </style:style>
    <style:style style:name="Table25" style:family="table">
      <style:table-properties style:width="4.9535in" fo:margin-left="0.9819in" table:align="left"/>
    </style:style>
    <style:style style:name="Table25.A" style:family="table-column">
      <style:table-column-properties style:column-width="1.2639in"/>
    </style:style>
    <style:style style:name="Table25.B" style:family="table-column">
      <style:table-column-properties style:column-width="3.6896in"/>
    </style:style>
    <style:style style:name="Table25.A1" style:family="table-cell">
      <style:table-cell-properties fo:padding="0.0417in" fo:border-left="0.0139in solid #808080" fo:border-right="none" fo:border-top="0.0139in solid #808080" fo:border-bottom="0.0139in solid #808080"/>
    </style:style>
    <style:style style:name="Table25.B1" style:family="table-cell">
      <style:table-cell-properties fo:padding="0.0417in" fo:border="0.0139in solid #808080"/>
    </style:style>
    <style:style style:name="Table25.A2" style:family="table-cell">
      <style:table-cell-properties fo:padding="0.0417in" fo:border-left="0.0139in solid #808080" fo:border-right="none" fo:border-top="none" fo:border-bottom="0.0139in solid #808080"/>
    </style:style>
    <style:style style:name="Table25.B2" style:family="table-cell">
      <style:table-cell-properties fo:padding="0.0417in" fo:border-left="0.0139in solid #808080" fo:border-right="0.0139in solid #808080" fo:border-top="none" fo:border-bottom="0.0139in solid #808080"/>
    </style:style>
    <style:style style:name="Table26" style:family="table">
      <style:table-properties style:width="4.1979in" fo:margin-left="0.9819in" table:align="left"/>
    </style:style>
    <style:style style:name="Table26.A" style:family="table-column">
      <style:table-column-properties style:column-width="1.2639in"/>
    </style:style>
    <style:style style:name="Table26.B" style:family="table-column">
      <style:table-column-properties style:column-width="2.934in"/>
    </style:style>
    <style:style style:name="Table26.A1" style:family="table-cell">
      <style:table-cell-properties fo:padding="0.0417in" fo:border-left="0.0139in solid #808080" fo:border-right="none" fo:border-top="0.0139in solid #808080" fo:border-bottom="0.0139in solid #808080"/>
    </style:style>
    <style:style style:name="Table26.B1" style:family="table-cell">
      <style:table-cell-properties fo:padding="0.0417in" fo:border="0.0139in solid #808080"/>
    </style:style>
    <style:style style:name="Table26.A2" style:family="table-cell">
      <style:table-cell-properties fo:padding="0.0417in" fo:border-left="0.0139in solid #808080" fo:border-right="none" fo:border-top="none" fo:border-bottom="0.0139in solid #808080"/>
    </style:style>
    <style:style style:name="Table26.B2" style:family="table-cell">
      <style:table-cell-properties fo:padding="0.0417in" fo:border-left="0.0139in solid #808080" fo:border-right="0.0139in solid #808080" fo:border-top="none" fo:border-bottom="0.0139in solid #808080"/>
    </style:style>
    <style:style style:name="Table27" style:family="table">
      <style:table-properties style:width="5.9431in" fo:margin-left="0.9819in" table:align="left"/>
    </style:style>
    <style:style style:name="Table27.A" style:family="table-column">
      <style:table-column-properties style:column-width="1.1951in"/>
    </style:style>
    <style:style style:name="Table27.B" style:family="table-column">
      <style:table-column-properties style:column-width="4.7479in"/>
    </style:style>
    <style:style style:name="Table27.A1" style:family="table-cell">
      <style:table-cell-properties fo:padding="0.0417in" fo:border-left="0.0139in solid #808080" fo:border-right="none" fo:border-top="0.0139in solid #808080" fo:border-bottom="0.0139in solid #808080"/>
    </style:style>
    <style:style style:name="Table27.B1" style:family="table-cell">
      <style:table-cell-properties fo:padding="0.0417in" fo:border="0.0139in solid #808080"/>
    </style:style>
    <style:style style:name="Table27.A2" style:family="table-cell">
      <style:table-cell-properties fo:padding="0.0417in" fo:border-left="0.0139in solid #808080" fo:border-right="none" fo:border-top="none" fo:border-bottom="0.0139in solid #808080"/>
    </style:style>
    <style:style style:name="Table27.B2" style:family="table-cell">
      <style:table-cell-properties fo:padding="0.0417in" fo:border-left="0.0139in solid #808080" fo:border-right="0.0139in solid #808080" fo:border-top="none" fo:border-bottom="0.0139in solid #808080"/>
    </style:style>
    <style:style style:name="Table28" style:family="table">
      <style:table-properties style:width="4.3604in" fo:margin-left="0.9819in" table:align="left"/>
    </style:style>
    <style:style style:name="Table28.A" style:family="table-column">
      <style:table-column-properties style:column-width="1.2639in"/>
    </style:style>
    <style:style style:name="Table28.B" style:family="table-column">
      <style:table-column-properties style:column-width="3.0965in"/>
    </style:style>
    <style:style style:name="Table28.A1" style:family="table-cell">
      <style:table-cell-properties fo:padding="0.0417in" fo:border-left="0.0139in solid #808080" fo:border-right="none" fo:border-top="0.0139in solid #808080" fo:border-bottom="0.0139in solid #808080"/>
    </style:style>
    <style:style style:name="Table28.B1" style:family="table-cell">
      <style:table-cell-properties fo:padding="0.0417in" fo:border="0.0139in solid #808080"/>
    </style:style>
    <style:style style:name="Table28.A2" style:family="table-cell">
      <style:table-cell-properties fo:padding="0.0417in" fo:border-left="0.0139in solid #808080" fo:border-right="none" fo:border-top="none" fo:border-bottom="0.0139in solid #808080"/>
    </style:style>
    <style:style style:name="Table28.B2" style:family="table-cell">
      <style:table-cell-properties fo:padding="0.0417in" fo:border-left="0.0139in solid #808080" fo:border-right="0.0139in solid #808080" fo:border-top="none" fo:border-bottom="0.0139in solid #808080"/>
    </style:style>
    <style:style style:name="Table29" style:family="table">
      <style:table-properties style:width="6.925in" style:rel-width="100%" table:align="left"/>
    </style:style>
    <style:style style:name="Table29.A" style:family="table-column">
      <style:table-column-properties style:column-width="3.116in" style:rel-column-width="29490*"/>
    </style:style>
    <style:style style:name="Table29.B" style:family="table-column">
      <style:table-column-properties style:column-width="3.809in" style:rel-column-width="36044*"/>
    </style:style>
    <style:style style:name="Table30" style:family="table">
      <style:table-properties style:width="6.925in" style:rel-width="100%" table:align="left"/>
    </style:style>
    <style:style style:name="Table30.A" style:family="table-column">
      <style:table-column-properties style:column-width="3.116in" style:rel-column-width="29488*"/>
    </style:style>
    <style:style style:name="Table30.B" style:family="table-column">
      <style:table-column-properties style:column-width="3.809in" style:rel-column-width="36046*"/>
    </style:style>
    <style:style style:name="Table31" style:family="table">
      <style:table-properties style:width="6.925in" style:rel-width="100%" table:align="left"/>
    </style:style>
    <style:style style:name="Table31.A" style:family="table-column">
      <style:table-column-properties style:column-width="3.116in" style:rel-column-width="29489*"/>
    </style:style>
    <style:style style:name="Table31.B" style:family="table-column">
      <style:table-column-properties style:column-width="3.809in" style:rel-column-width="36045*"/>
    </style:style>
    <style:style style:name="Table32" style:family="table">
      <style:table-properties style:width="6.925in" style:rel-width="100%" table:align="left"/>
    </style:style>
    <style:style style:name="Table32.A" style:family="table-column">
      <style:table-column-properties style:column-width="4.9188in" style:rel-column-width="46548*"/>
    </style:style>
    <style:style style:name="Table32.B" style:family="table-column">
      <style:table-column-properties style:column-width="2.0063in" style:rel-column-width="18986*"/>
    </style:style>
    <style:style style:name="Table32.A1" style:family="table-cell">
      <style:table-cell-properties fo:padding="0.0194in" fo:border="none"/>
    </style:style>
    <style:style style:name="P1" style:family="paragraph" style:parent-style-name="Preformatted_20_Text">
      <style:text-properties fo:font-weight="bold"/>
    </style:style>
    <style:style style:name="P2" style:family="paragraph" style:parent-style-name="Preformatted_20_Text">
      <style:paragraph-properties fo:margin-top="0in" fo:margin-bottom="0.1965in"/>
    </style:style>
    <style:style style:name="P3" style:family="paragraph" style:parent-style-name="Preformatted_20_Text">
      <style:paragraph-properties fo:margin-top="0in" fo:margin-bottom="0.1965in"/>
      <style:text-properties fo:font-style="italic"/>
    </style:style>
    <style:style style:name="P4" style:family="paragraph" style:parent-style-name="Table_20_Contents">
      <style:text-properties fo:font-size="18pt" fo:font-weight="bold"/>
    </style:style>
    <style:style style:name="P5" style:family="paragraph" style:parent-style-name="Text_20_body">
      <style:text-properties style:font-name="Verdana" fo:font-size="10pt"/>
    </style:style>
    <style:style style:name="P6" style:family="paragraph" style:parent-style-name="Text_20_body">
      <style:paragraph-properties fo:text-align="justify" style:justify-single-word="false"/>
      <style:text-properties style:font-name="Verdana" fo:font-size="10pt"/>
    </style:style>
    <style:style style:name="P7" style:family="paragraph" style:parent-style-name="Text_20_body">
      <style:paragraph-properties fo:margin-top="0in" fo:margin-bottom="0in" fo:text-align="center" style:justify-single-word="false"/>
    </style:style>
    <style:style style:name="P8" style:family="paragraph" style:parent-style-name="Text_20_body">
      <style:paragraph-properties fo:margin-left="0.25in" fo:margin-right="0in" fo:text-align="justify" style:justify-single-word="false" fo:text-indent="0in" style:auto-text-indent="false"/>
      <style:text-properties fo:font-size="10pt"/>
    </style:style>
    <style:style style:name="P9" style:family="paragraph" style:parent-style-name="Text_20_body">
      <style:paragraph-properties fo:break-before="page"/>
      <style:text-properties style:font-name="Verdana" fo:font-size="10pt"/>
    </style:style>
    <style:style style:name="P10" style:family="paragraph" style:parent-style-name="List_20_Contents">
      <style:paragraph-properties fo:margin-left="0.7874in" fo:margin-right="0.3937in" fo:margin-top="0in" fo:margin-bottom="0.1965in" fo:text-indent="0in" style:auto-text-indent="false"/>
    </style:style>
    <style:style style:name="P11" style:family="paragraph" style:parent-style-name="List_20_Contents" style:list-style-name="L11">
      <style:paragraph-properties fo:margin-left="0.7874in" fo:margin-right="0.3937in" fo:margin-top="0in" fo:margin-bottom="0.1965in" fo:text-indent="0in" style:auto-text-indent="false"/>
    </style:style>
    <style:style style:name="P12" style:family="paragraph" style:parent-style-name="Horizontal_20_Line">
      <style:paragraph-properties fo:padding="0in" fo:border-left="none" fo:border-right="none" fo:border-top="none" fo:border-bottom="0.0346in solid #808080"/>
    </style:style>
    <style:style style:name="P13" style:family="paragraph" style:parent-style-name="List_20_Heading">
      <style:paragraph-properties fo:margin-left="0.3937in" fo:margin-right="0.3937in" fo:margin-top="0in" fo:margin-bottom="0.1965in" fo:text-indent="0in" style:auto-text-indent="false"/>
    </style:style>
    <style:style style:name="P14" style:family="paragraph" style:parent-style-name="Text_20_body" style:list-style-name="L2"/>
    <style:style style:name="P15" style:family="paragraph" style:parent-style-name="Text_20_body" style:list-style-nam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paragraph-properties fo:margin-top="0in" fo:margin-bottom="0in"/>
    </style:style>
    <style:style style:name="P24" style:family="paragraph" style:parent-style-name="Text_20_body" style:list-style-name="L2">
      <style:paragraph-properties fo:margin-top="0in" fo:margin-bottom="0in"/>
    </style:style>
    <style:style style:name="P25" style:family="paragraph" style:parent-style-name="Text_20_body" style:list-style-name="L4">
      <style:paragraph-properties fo:margin-top="0in" fo:margin-bottom="0in"/>
    </style:style>
    <style:style style:name="P26" style:family="paragraph" style:parent-style-name="Text_20_body" style:list-style-name="L5">
      <style:paragraph-properties fo:margin-top="0in" fo:margin-bottom="0in"/>
    </style:style>
    <style:style style:name="P27" style:family="paragraph" style:parent-style-name="Text_20_body" style:list-style-name="L6">
      <style:paragraph-properties fo:margin-top="0in" fo:margin-bottom="0in"/>
    </style:style>
    <style:style style:name="P28" style:family="paragraph" style:parent-style-name="Text_20_body" style:list-style-name="L7">
      <style:paragraph-properties fo:margin-top="0in" fo:margin-bottom="0in"/>
    </style:style>
    <style:style style:name="P29" style:family="paragraph" style:parent-style-name="Text_20_body" style:list-style-name="L8">
      <style:paragraph-properties fo:margin-top="0in" fo:margin-bottom="0in"/>
    </style:style>
    <style:style style:name="P30" style:family="paragraph" style:parent-style-name="Text_20_body" style:list-style-name="L9">
      <style:paragraph-properties fo:margin-top="0in" fo:margin-bottom="0in"/>
    </style:style>
    <style:style style:name="P31" style:family="paragraph" style:parent-style-name="Text_20_body" style:list-style-name="">
      <style:paragraph-properties fo:margin-top="0in" fo:margin-bottom="0in"/>
    </style:style>
    <style:style style:name="P32" style:family="paragraph" style:parent-style-name="Text_20_body" style:list-style-name="L10">
      <style:paragraph-properties fo:margin-top="0in" fo:margin-bottom="0in"/>
    </style:style>
    <style:style style:name="P33" style:family="paragraph" style:parent-style-name="Text_20_body" style:list-style-name="L3">
      <style:paragraph-properties fo:margin-top="0.0417in" fo:margin-bottom="0.0417in"/>
      <style:text-properties style:font-name="Verdana" fo:font-size="10pt"/>
    </style:style>
    <style:style style:name="P34" style:family="paragraph" style:parent-style-name="Text_20_body" style:list-style-name="L3">
      <style:paragraph-properties fo:margin-top="0.0417in" fo:margin-bottom="0.0417in"/>
      <style:text-properties style:font-name="Verdana" fo:font-size="10pt" fo:font-weight="bold"/>
    </style:style>
    <style:style style:name="P35" style:family="paragraph" style:parent-style-name="Table_20_Contents" style:list-style-name="L1"/>
    <style:style style:name="P36" style:family="paragraph" style:parent-style-name="Table_20_Contents">
      <style:paragraph-properties fo:text-align="end" style:justify-single-word="false"/>
    </style:style>
    <style:style style:name="P37" style:family="paragraph" style:parent-style-name="Table_20_Contents">
      <style:paragraph-properties fo:margin-top="0in" fo:margin-bottom="0.1965in"/>
    </style:style>
    <style:style style:name="P38" style:family="paragraph" style:parent-style-name="Table_20_Contents" style:list-style-name="L1">
      <style:paragraph-properties fo:margin-top="0in" fo:margin-bottom="0.1965in"/>
    </style:style>
    <style:style style:name="P39" style:family="paragraph" style:parent-style-name="Table_20_Heading">
      <style:paragraph-properties fo:text-align="start" style:justify-single-word="false"/>
    </style:style>
    <style:style style:name="P40" style:family="paragraph" style:parent-style-name="Preformatted_20_Text" style:list-style-name="L6"/>
    <style:style style:name="P41" style:family="paragraph" style:parent-style-name="Preformatted_20_Text">
      <style:paragraph-properties fo:margin-top="0in" fo:margin-bottom="0.1965in"/>
    </style:style>
    <style:style style:name="P42" style:family="paragraph" style:parent-style-name="Preformatted_20_Text" style:list-style-name="L6">
      <style:paragraph-properties fo:margin-top="0in" fo:margin-bottom="0.1965in"/>
    </style:style>
    <style:style style:name="P43" style:family="paragraph" style:parent-style-name="Preformatted_20_Text">
      <style:paragraph-properties fo:margin-left="0.3937in" fo:margin-right="0.3937in" fo:margin-top="0in" fo:margin-bottom="0.1965in" fo:text-indent="0in" style:auto-text-indent="false"/>
    </style:style>
    <style:style style:name="P44" style:family="paragraph" style:parent-style-name="Preformatted_20_Text">
      <style:paragraph-properties fo:margin-left="0.7874in" fo:margin-right="0.3937in" fo:margin-top="0in" fo:margin-bottom="0.1965in" fo:text-indent="0in" style:auto-text-indent="false"/>
    </style:style>
    <style:style style:name="P45" style:family="paragraph" style:parent-style-name="Preformatted_20_Text">
      <style:paragraph-properties fo:margin-left="1.1811in" fo:margin-right="0.7874in" fo:text-indent="0in" style:auto-text-indent="false"/>
    </style:style>
    <style:style style:name="P46" style:family="paragraph" style:parent-style-name="Preformatted_20_Text">
      <style:paragraph-properties fo:margin-left="1.1811in" fo:margin-right="0.7874in" fo:margin-top="0in" fo:margin-bottom="0.1965in" fo:text-indent="0in" style:auto-text-indent="false"/>
    </style:style>
    <style:style style:name="P47" style:family="paragraph" style:parent-style-name="Standard">
      <style:paragraph-properties fo:break-before="page"/>
    </style:style>
    <style:style style:name="P48" style:family="paragraph" style:parent-style-name="Quotations" style:list-style-name="L12"/>
    <style:style style:name="P49" style:family="paragraph" style:parent-style-name="Quotations" style:list-style-name="L12">
      <style:paragraph-properties fo:margin-top="0in" fo:margin-bottom="0in"/>
    </style:style>
    <style:style style:name="T1" style:family="text">
      <style:text-properties fo:font-style="italic"/>
    </style:style>
    <style:style style:name="T2" style:family="text">
      <style:text-properties fo:font-style="italic" fo:font-weight="bold"/>
    </style:style>
    <style:style style:name="T3" style:family="text">
      <style:text-properties fo:font-size="14pt"/>
    </style:style>
    <style:style style:name="T4" style:family="text">
      <style:text-properties fo:font-weight="bold"/>
    </style:style>
    <style:style style:name="T5" style:family="text">
      <style:text-properties style:font-name="Verdana" style:text-underline-style="solid" style:text-underline-width="auto" style:text-underline-color="font-color" fo:font-weight="bold"/>
    </style:style>
    <style:style style:name="T6" style:family="text">
      <style:text-properties style:font-name="Verdana" fo:font-weight="bold"/>
    </style:style>
    <style:style style:name="T7" style:family="text">
      <style:text-properties fo:font-weight="normal"/>
    </style:style>
    <style:style style:name="T8" style:family="text">
      <style:text-properties fo:font-size="10pt"/>
    </style:style>
    <style:style style:name="T9" style:family="text">
      <style:text-properties fo:font-size="7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Better performance in production servers is possible with proper configuration of JVM parameters, particularily those related to memory usage and garbage collection. </text:p>
      <table:table table:name="Table1" table:style-name="Table1">
        <table:table-column table:style-name="Table1.A"/>
        <table:table-row>
          <table:table-cell table:style-name="Table1.A1" office:value-type="string">
            <text:list xml:id="list1812357013" text:style-name="L1">
              <text:list-item>
                <text:p text:style-name="P35"><text:a xlink:type="simple" xlink:href="http://www.caucho.com/resin-3.0/performance/jvm-tuning.xtp#memory">Heap size</text:a></text:p>
                <text:list>
                  <text:list-item>
                    <text:p text:style-name="P35"><text:a xlink:type="simple" xlink:href="http://www.caucho.com/resin-3.0/performance/jvm-tuning.xtp#Heap-size-does-not-determine-the-amount-of-memory-your-process-uses">Heap size does not determine the amount of memory your process uses</text:a> </text:p>
                  </text:list-item>
                </text:list>
              </text:list-item>
              <text:list-item>
                <text:p text:style-name="P35"><text:a xlink:type="simple" xlink:href="http://www.caucho.com/resin-3.0/performance/jvm-tuning.xtp#garbage-collection">Garbage collection</text:a> </text:p>
              </text:list-item>
              <text:list-item>
                <text:p text:style-name="P35"><text:a xlink:type="simple" xlink:href="http://www.caucho.com/resin-3.0/performance/jvm-tuning.xtp#stack-size">Stack size</text:a> </text:p>
              </text:list-item>
              <text:list-item>
                <text:p text:style-name="P38"><text:a xlink:type="simple" xlink:href="http://www.caucho.com/resin-3.0/performance/jvm-tuning.xtp#monitor">Monitoring the JVM</text:a> </text:p>
              </text:list-item>
            </text:list>
          </table:table-cell>
        </table:table-row>
      </table:table>
      <table:table table:name="Table2" table:style-name="Table2">
        <table:table-column table:style-name="Table2.A"/>
        <table:table-row>
          <table:table-cell table:style-name="Table2.A1" office:value-type="string">
            <text:p text:style-name="P4"><text:bookmark text:name="memory"/>Heap size</text:p>
          </table:table-cell>
        </table:table-row>
      </table:table>
      <text:p text:style-name="Text_20_body">The allocation of memory for the JVM is specified using -X options when starting Resin (the exact options may depend upon the JVM that you are using, the examples here are for the Sun JVM).</text:p>
      <table:table table:name="Table3" table:style-name="Table3">
        <table:table-column table:style-name="Table3.A"/>
        <table:table-column table:style-name="Table3.B"/>
        <table:table-row>
          <table:table-cell table:style-name="Table3.A1" office:value-type="string">
            <text:p text:style-name="Table_20_Heading">JVM option passed to Resin</text:p>
          </table:table-cell>
          <table:table-cell table:style-name="Table3.B1" office:value-type="string">
            <text:p text:style-name="Table_20_Heading">Meaning </text:p>
          </table:table-cell>
        </table:table-row>
        <table:table-row>
          <table:table-cell table:style-name="Table3.A2" office:value-type="string">
            <text:p text:style-name="Table_20_Contents">-Xms</text:p>
          </table:table-cell>
          <table:table-cell table:style-name="Table3.B2" office:value-type="string">
            <text:p text:style-name="Table_20_Contents">initial java heap size </text:p>
          </table:table-cell>
        </table:table-row>
        <table:table-row>
          <table:table-cell table:style-name="Table3.A2" office:value-type="string">
            <text:p text:style-name="Table_20_Contents">-Xmx</text:p>
          </table:table-cell>
          <table:table-cell table:style-name="Table3.B2" office:value-type="string">
            <text:p text:style-name="Table_20_Contents">maximum java heap size </text:p>
          </table:table-cell>
        </table:table-row>
        <table:table-row>
          <table:table-cell table:style-name="Table3.A2" office:value-type="string">
            <text:p text:style-name="Table_20_Contents">-Xmn</text:p>
          </table:table-cell>
          <table:table-cell table:style-name="Table3.B2" office:value-type="string">
            <text:p text:style-name="Table_20_Contents">the size of the heap for the <text:span text:style-name="T1">young generation</text:span> </text:p>
          </table:table-cell>
        </table:table-row>
      </table:table>
      <text:p text:style-name="P7"><text:span text:style-name="T3">Resin startup with heap memory options</text:span> </text:p>
      <table:table table:name="Table4" table:style-name="Table4">
        <table:table-column table:style-name="Table4.A"/>
        <table:table-row>
          <table:table-cell table:style-name="Table4.A1" office:value-type="string">
            <text:p text:style-name="Preformatted_20_Text">unix&gt; bin/httpd.sh -Xmn100M -Xms500M -Xmx500M</text:p>
            <text:p text:style-name="Preformatted_20_Text">win&gt; bin/httpd.exe -Xmn100M -Xms500M -Xmx500M</text:p>
            <text:p text:style-name="P2">install win service&gt; bin/httpd.exe -Xmn100M -Xms500M -Xmx500M -install</text:p>
          </table:table-cell>
        </table:table-row>
      </table:table>
      <text:p text:style-name="Text_20_body">It is good practice with server-side Java applications like Resin to set the minimum -Xms and maximum -Xmx heap sizes to the same value.</text:p>
      <text:p text:style-name="Text_20_body">For efficient <text:a xlink:type="simple" xlink:href="http://www.caucho.com/resin-3.0/performance/jvm-tuning.xtp#garbage-collection">garbage collection</text:a>, the -Xmn value should be lower than the -Xmx value.</text:p>
      <text:h text:style-name="Heading_20_3" text:outline-level="3"><text:bookmark text:name="Heap-size-does-not-determine-the-amount-of-memory-your-process-uses"/>Heap size does not determine the amount of memory your process uses</text:h>
      <text:p text:style-name="Text_20_body">If you monitor your java process with an OS tool like top or taskmanager, you may see the amount of memory you use exceed the amount you have specified for -Xmx. -Xmx limits the java heap size, java will allocate memory for other things, including a stack for each thread. It is not unusual for the total memory consumption of the VM to exceed the value of -Xmx.</text:p>
      <table:table table:name="Table5" table:style-name="Table5">
        <table:table-column table:style-name="Table5.A"/>
        <table:table-row>
          <table:table-cell table:style-name="Table5.A1" office:value-type="string">
            <text:p text:style-name="P4"><text:bookmark text:name="garbage-collection"/>Garbage collection</text:p>
          </table:table-cell>
        </table:table-row>
      </table:table>
      <text:p text:style-name="Text_20_body">(thanks to Rob Lockstone for his comments)</text:p>
      <text:p text:style-name="Text_20_body">There are essentially two GC threads running. One is a very lightweight thread which does "little" collections primarily on the Eden (a.k.a. Young) generation of the heap. The other is the Full GC thread which traverses the entire heap when there is not enough memory left to allocate space for objects which get promoted from the Eden to the older generation(s). </text:p>
      <text:p text:style-name="Text_20_body">If there is a memory leak or inadequate heap allocated, eventually the older generation will start to run out of room causing the Full GC thread to run (nearly) continuously. Since this process "stops the world", Resin won't be able to respond to requests and they'll start to back up. </text:p>
      <text:p text:style-name="Text_20_body">The amount allocated for the Eden generation is the value specified with -Xmn. The amount allocated for the older generation is the value of -Xmx minus the -Xmn. Generally, you don't want the Eden to be too big or it will take too long for the GC to look through it for space that can be reclaimed. </text:p>
      <text:p text:style-name="Text_20_body"><text:soft-page-break/>See also:</text:p>
      <text:list xml:id="list1937797291" text:style-name="L2">
        <text:list-item>
          <text:p text:style-name="P24"><text:a xlink:type="simple" xlink:href="http://www.caucho.com/resin-3.0/troubleshoot/technique.xtp#garbage-collector">Troubleshooting Technique: Garbage Collector</text:a> </text:p>
        </text:list-item>
        <text:list-item>
          <text:p text:style-name="P14"><text:a xlink:type="simple" xlink:href="http://java.sun.com/docs/hotspot/gc1.4.2/">Sun documentation on garbage collection</text:a> </text:p>
        </text:list-item>
      </text:list>
      <table:table table:name="Table6" table:style-name="Table6">
        <table:table-column table:style-name="Table6.A"/>
        <table:table-row>
          <table:table-cell table:style-name="Table6.A1" office:value-type="string">
            <text:p text:style-name="P4"><text:bookmark text:name="stack-size"/>Stack size</text:p>
          </table:table-cell>
        </table:table-row>
      </table:table>
      <text:p text:style-name="Text_20_body">Each thread in the VM get's a stack. The stack size will limit the number of threads that you can have, too big of a stack size and you will run out of memory as each thread is allocated more memory than it needs.</text:p>
      <text:p text:style-name="Text_20_body">The Resin startup scripts (httpd.exe on Windows, wrapper.pl on Unix) will set the stack size to 2048k, unless it is specified explicity. 2048k is an appropriate value for most situations. </text:p>
      <table:table table:name="Table7" table:style-name="Table7">
        <table:table-column table:style-name="Table7.A"/>
        <table:table-column table:style-name="Table7.B"/>
        <table:table-row>
          <table:table-cell table:style-name="Table7.A1" office:value-type="string">
            <text:p text:style-name="Table_20_Heading">JVM option passed to Resin</text:p>
          </table:table-cell>
          <table:table-cell table:style-name="Table7.B1" office:value-type="string">
            <text:p text:style-name="Table_20_Heading">Meaning </text:p>
          </table:table-cell>
        </table:table-row>
        <table:table-row>
          <table:table-cell table:style-name="Table7.A2" office:value-type="string">
            <text:p text:style-name="Table_20_Contents">-Xss</text:p>
          </table:table-cell>
          <table:table-cell table:style-name="Table7.B2" office:value-type="string">
            <text:p text:style-name="Table_20_Contents">the stack size for each thread </text:p>
          </table:table-cell>
        </table:table-row>
      </table:table>
      <text:p text:style-name="Text_20_body"><text:span text:style-name="Teletype">-Xss</text:span> determines the size of the stack: <text:span text:style-name="Teletype">-Xss1024k</text:span>. If the stack space is too small, eventually you will see an exception <text:a xlink:type="simple" xlink:href="http://www.caucho.com/resin-3.0/javadoc/?query=class%20java.lang.StackOverflowError">class java.lang.StackOverflowError</text:a> . </text:p>
      <text:p text:style-name="Text_20_body">Some people have reported that it is necessary to change stack size settings at the OS level for Linux. A call to <text:span text:style-name="Teletype">ulimit</text:span> may be necessary, and is usually done with a command in /etc/profile:</text:p>
      <text:p text:style-name="P7"><text:span text:style-name="T3">Limit thread stack size on Linux</text:span> </text:p>
      <table:table table:name="Table8" table:style-name="Table8">
        <table:table-column table:style-name="Table8.A"/>
        <table:table-row>
          <table:table-cell table:style-name="Table8.A1" office:value-type="string">
            <text:p text:style-name="P2">ulimit -s 2048</text:p>
          </table:table-cell>
        </table:table-row>
      </table:table>
      <table:table table:name="Table9" table:style-name="Table9">
        <table:table-column table:style-name="Table9.A"/>
        <table:table-row>
          <table:table-cell table:style-name="Table9.A1" office:value-type="string">
            <text:p text:style-name="P4"><text:bookmark text:name="monitor"/>Monitoring the JVM</text:p>
          </table:table-cell>
        </table:table-row>
      </table:table>
      <text:p text:style-name="Text_20_body">JDK 5 includes a number of tools that are useful for monitoring the JVM. Documentation for these tools is available from the <text:a xlink:type="simple" xlink:href="http://java.sun.com/j2se/1.5.0/docs/tooldocs/index.html#manage">Sun website</text:a>. For JDK's prior to 5, Sun provides the <text:a xlink:type="simple" xlink:href="http://developer.sun.com/dev/coolstuff/jvmstat/">jvmstat tools</text:a> . </text:p>
      <text:p text:style-name="Text_20_body">The most useful tool is jconsole. Details on using jconsole are provided in the <text:a xlink:type="simple" xlink:href="http://www.caucho.com/resin-3.0/jmx/console.xtp">Administration</text:a> section of the Resin documentation. </text:p>
      <text:p text:style-name="P7"><text:span text:style-name="T3">jconsole</text:span> </text:p>
      <table:table table:name="Table10" table:style-name="Table10">
        <table:table-column table:style-name="Table10.A"/>
        <table:table-row>
          <table:table-cell table:style-name="Table10.A1" office:value-type="string">
            <text:p text:style-name="Preformatted_20_Text">win&gt; ./httpd.exe -Dcom.sun.management.jmxremote</text:p>
            <text:p text:style-name="Preformatted_20_Text">unix&gt; bin/httpd.sh -Dcom.sun.management.jmxremote</text:p>
            <text:p text:style-name="Preformatted_20_Text"/>
            <text:p text:style-name="Preformatted_20_Text"><text:s/><text:span text:style-name="T1">... in another shell window ... </text:span></text:p>
            <text:p text:style-name="Preformatted_20_Text"/>
            <text:p text:style-name="Preformatted_20_Text">win&gt; jconsole.exe</text:p>
            <text:p text:style-name="Preformatted_20_Text">unix&gt; jconsole</text:p>
            <text:p text:style-name="Preformatted_20_Text"/>
            <text:p text:style-name="P3">Choose Resin's JVM from the "Local" list.</text:p>
          </table:table-cell>
        </table:table-row>
      </table:table>
      <text:p text:style-name="Text_20_body">jps and jstack are also useful, providing a quick command line method for obtaining stack traces of all current threads. Details on obtaining and interpreting stack traces is in the <text:a xlink:type="simple" xlink:href="http://www.caucho.com/resin-3.0/troubleshoot/technique.xtp#thread-dump">Troubleshooting</text:a> section of the Resin documentation. </text:p>
      <text:p text:style-name="P7"><text:span text:style-name="T3">jps and jstack</text:span> </text:p>
      <table:table table:name="Table11" table:style-name="Table11">
        <table:table-column table:style-name="Table11.A"/>
        <table:table-row>
          <table:table-cell table:style-name="Table11.A1" office:value-type="string">
            <text:p text:style-name="P1"># jps</text:p>
            <text:p text:style-name="Preformatted_20_Text">12903 Jps</text:p>
            <text:p text:style-name="Preformatted_20_Text">20087 Resin</text:p>
            <text:p text:style-name="P1"># jstack 20087</text:p>
            <text:p text:style-name="Preformatted_20_Text">Attaching to process ID 20087, please wait...</text:p>
            <text:p text:style-name="Preformatted_20_Text"><text:soft-page-break/>Debugger attached successfully.</text:p>
            <text:p text:style-name="Preformatted_20_Text">Client compiler detected.</text:p>
            <text:p text:style-name="Preformatted_20_Text">JVM version is 1.5.0-beta2-b51</text:p>
            <text:p text:style-name="Preformatted_20_Text">Thread 12691: (state = BLOCKED)</text:p>
            <text:p text:style-name="Preformatted_20_Text"><text:s/>- java.lang.Object.wait(long) (Compiled frame; information may be imprecise)</text:p>
            <text:p text:style-name="Preformatted_20_Text"><text:s/>- com.caucho.util.ThreadPool.runTasks() @bci=111, line=474 (Compiled frame)</text:p>
            <text:p text:style-name="Preformatted_20_Text"><text:s/>- com.caucho.util.ThreadPool.run() @bci=85, line=423 (Interpreted frame)</text:p>
            <text:p text:style-name="Preformatted_20_Text"><text:s/>- java.lang.Thread.run() @bci=11, line=595 (Interpreted frame)</text:p>
            <text:p text:style-name="Preformatted_20_Text"/>
            <text:p text:style-name="Preformatted_20_Text"/>
            <text:p text:style-name="Preformatted_20_Text">Thread 12689: (state = BLOCKED)</text:p>
            <text:p text:style-name="Preformatted_20_Text"><text:s/>- java.lang.Object.wait(long) (Compiled frame; information may be imprecise)</text:p>
            <text:p text:style-name="Preformatted_20_Text"><text:s/>- com.caucho.util.ThreadPool.runTasks() @bci=111, line=474 (Compiled frame)</text:p>
            <text:p text:style-name="Preformatted_20_Text"><text:s/>- com.caucho.util.ThreadPool.run() @bci=85, line=423 (Interpreted frame)</text:p>
            <text:p text:style-name="Preformatted_20_Text"><text:s/>- java.lang.Thread.run() @bci=11, line=595 (Interpreted frame)</text:p>
            <text:p text:style-name="Preformatted_20_Text"/>
            <text:p text:style-name="Preformatted_20_Text">...</text:p>
            <text:p text:style-name="P2"/>
          </table:table-cell>
        </table:table-row>
      </table:table>
      <text:p text:style-name="Standard"/>
      <text:p text:style-name="P9"/>
      <text:p text:style-name="P5">As part of the <text:span text:style-name="T4">Best Practices</text:span>, we know that we should be setting <text:span text:style-name="T4">-Xms</text:span> &amp; <text:span text:style-name="T4">-Xmx Java command line parameters</text:span>. What are these settings and why is it required to set these. </text:p>
      <text:p text:style-name="P6">As <text:span text:style-name="T4">JAVA</text:span> starts, it creates within the systems memory a <text:span text:style-name="T4">Java Virtual Machine (JVM)</text:span>. JVM is where the complete processing of any Java program takes place. All JAVA applications (including IQv6) by default allocates &amp; reserves up to <text:span text:style-name="T4">64 MB of memory</text:span> resource pool from the system on which it is running. </text:p>
      <text:p text:style-name="P6">The <text:span text:style-name="T4">Xms</text:span> is the initial / minimum Java memory (heap) size within the JVM. Setting the initial memory (heap) size higher can help in a couple of ways. First, it will allow <text:span text:style-name="T4">garbage collection (GC)</text:span> to work less which is more efficient. The higher initial memory value will cause the size of the memory (heap) not to have to grow as fast as a lower initial memory (heap) size, thereby saving the overhead of the Java VM asking the OS for more memory. </text:p>
      <text:p text:style-name="P6">The <text:span text:style-name="T4">Xmx</text:span> is the maximum Java memory (heap) size within the <text:span text:style-name="T4">Java Virtual Memory (JVM)</text:span>. As the JVM gets closer to fully utilizing the initial memory, it checks the <text:span text:style-name="T4">Xmx</text:span> settings to find out if it can draw more memory from the system resources. If can, it does so. For the JVM to allocate contiguous memory to itself is a very expensive operation. So as the JVM gets closer to the initial memory, the JVM will use aggressive garbage collection (to clean the memory and if possible avoid memory allocation), increasing the load on the system. </text:p>
      <text:p text:style-name="P6">If JVM is in need of memory beyond the value set in <text:span text:style-name="T4">Xmx</text:span>, the JVM will not be able to draw more memory from system resource (even if available) and run out of memory. Hence, the <text:span text:style-name="T4">-Xms</text:span> and <text:span text:style-name="T4">-Xmx</text:span> memory parameters should be increased depending upon the demand estimation of the system. Ideally both same should be the same value (set at maximum possible as per demand estimation). This ensure that the maximum memory is allocated right at the start-up eliminating the need for extra memory allocation during program execution. We recommend aggressive maximum memory (heap) size of between 1/2 and 3/4 of physical memory. </text:p>
      <text:p text:style-name="P8"><text:line-break/><text:span text:style-name="T5">NOTE</text:span><text:span text:style-name="T6">:- </text:span></text:p>
      <text:list xml:id="list364775800" text:style-name="L3">
        <text:list-item>
          <text:p text:style-name="P33">When determining the <text:span text:style-name="T4">maximum memory (heap)</text:span> size you want to set be sure to take into account other software running on the machine. </text:p>
        </text:list-item>
        <text:list-item>
          <text:p text:style-name="P33">When <text:span text:style-name="T4">Internal database (HSQL)</text:span> is used, the database server and <text:span text:style-name="T4">IQuinox</text:span> share the same Java environment. In this case, allocate JAVA as much as memory as possible (at least upto 75% of system memory) . e.g. if system memory = 256 MB, in the ng.bat / iq.bat set -Xms192m -Xmx192m in the java command. </text:p>
        </text:list-item>
        <text:list-item>
          <text:p text:style-name="P34"><text:span text:style-name="T7">When </text:span>External database (MySQL) <text:span text:style-name="T7">is used, only </text:span>IQuinox <text:span text:style-name="T7">uses the Java environment. In this case, allocate JAVA only upto 50% of system memory. e.g. if system memory = 256 MB, in the ng.bat / iq.bat set -Xms128m -Xmx128m in the java command.</text:span></text:p>
        </text:list-item>
      </text:list>
      <text:p text:style-name="Standard"/>
      <text:p text:style-name="P47"/>
      <text:h text:style-name="Heading_20_1" text:outline-level="1">Tuning Java virtual machines</text:h>
      <text:p text:style-name="Text_20_body">The application server, being a Java process, requires a Java virtual machine (JVM) to run, and to support the Java applications running on it. As part of configuring an application server, you can fine-tune settings that enhance system use of the JVM. </text:p>
      <text:h text:style-name="Heading_20_4" text:outline-level="4">About this task </text:h>
      <text:p text:style-name="Text_20_body">A JVM provides the runtime execution environment for Java based applications. WebSphere Application Server is a combination of a JVM runtime environment and a Java based server runtime. It can run on JVMs from different JVM providers. To determine the JVM provider on which your Application Server is running, issue the java –fullversion command from within your WebSphere Application Server <text:a xlink:type="simple" xlink:href="http://publib.boulder.ibm.com/infocenter/wasinfo/v6r0/topic/com.ibm.websphere.express.doc/info/exp/ae/rins_dircon.html"><text:span text:style-name="Variable">app_server_root</text:span></text:a> /java/bin directory. You can also check the SystemOut.log from one of your servers. When an application server starts, Websphere Application Server writes information about the JVM, including the JVM provider information, into this log file.</text:p>
      <text:p text:style-name="Text_20_body">From a JVM tuning perspective, there are two main types of JVMs: </text:p>
      <text:list xml:id="list964250563" text:style-name="L4">
        <text:list-item>
          <text:p text:style-name="P25">IBM JVMs </text:p>
        </text:list-item>
        <text:list-item>
          <text:p text:style-name="P16">Sun HotSpot based JVMs, including Sun HotSpot JVM on Solaris and HP’s JVM for HP-UX </text:p>
        </text:list-item>
      </text:list>
      <text:p text:style-name="Text_20_body">Even though JVM tuning is dependent on the JVM provider general tuning concepts apply to all JVMs. These general concepts include: </text:p>
      <text:list xml:id="list1922311921" text:style-name="L5">
        <text:list-item>
          <text:p text:style-name="P26">Compiler tuning. All JVMs use Just In Time (JIT) compilers to compile Java byte codes into native instructions during server run-time. </text:p>
        </text:list-item>
        <text:list-item>
          <text:p text:style-name="P26">Java memory or heap tuning. The JVM memory management function, or garbage collection provides one of the biggest opportunities for improving JVM performance. </text:p>
        </text:list-item>
        <text:list-item>
          <text:p text:style-name="P17">Class loading tuning. </text:p>
        </text:list-item>
      </text:list>
      <text:h text:style-name="Heading_20_4" text:outline-level="4">Procedure </text:h>
      <text:list xml:id="list1035100989" text:style-name="L6">
        <text:list-item>
          <text:p text:style-name="P18"><text:span text:style-name="Strong_20_Emphasis">Optimize the startup performance and the runtime performance</text:span> </text:p>
          <text:p text:style-name="P18">In some environments, it is more important to optimize the startup performance of your WebSphere Application Server rather than the runtime performance. In other environments, it is more important to optimize the runtime performance. By default, IBM JVMs are optimized for runtime performance while HotSpot based JVMs are optimized for startup performance. </text:p>
          <text:p text:style-name="P18">The Java JIT compiler has a big impact on whether startup or runtime performance is optimized. The initial optimization level used by the compiler influences the length of time it takes to compile a class method and the length of time it takes to start the server. For faster startups, you can reduce the initial optimization level that the compiler uses. This means that the runtime performance of your applications may be degraded because the class methods are now compiled at a lower optimization level. </text:p>
          <text:p text:style-name="P18">It is hard to provide a specific runtime performance impact statement because the compilers might recompile class methods during runtime execution based upon the compiler's determination that recompiling might provide better performance. Ultimately, the duration of the application is a major influence on the amount of runtime degradation that occurs. Short <text:soft-page-break/>running applications have a higher probability of having their methods recompiled. Long-running applications are less likely to have their methods recompiled. The default settings for IBM JVMs use a high optimization level for the initial compiles. You can use the following IBM JVM option if you need to change this behavior: </text:p>
          <text:p text:style-name="P18"><text:span text:style-name="Strong_20_Emphasis">-Xquickstart</text:span> </text:p>
          <text:p text:style-name="P18">This setting influences how the IBM JVM uses a lower optimization level for class method compiles, which provides for faster server startups, at the expense of runtime performance. If this parameter is not specified, the IBM JVM defaults to starting with a high initial optimization level for compiles. This setting provides faster runtime performance at the expense of slower server starts.</text:p>
        </text:list-item>
      </text:list>
      <table:table table:name="Table12" table:style-name="Table12">
        <table:table-column table:style-name="Table12.A"/>
        <table:table-column table:style-name="Table12.B"/>
        <table:table-row>
          <table:table-cell table:style-name="Table12.A1" office:value-type="string">
            <text:p text:style-name="Table_20_Contents"><text:span text:style-name="Strong_20_Emphasis">Default:</text:span></text:p>
          </table:table-cell>
          <table:table-cell table:style-name="Table12.B1" office:value-type="string">
            <text:p text:style-name="Table_20_Contents">High initial compiler optimizations level </text:p>
          </table:table-cell>
        </table:table-row>
        <table:table-row>
          <table:table-cell table:style-name="Table12.A2" office:value-type="string">
            <text:p text:style-name="Table_20_Contents"><text:span text:style-name="Strong_20_Emphasis">Recommended: </text:span></text:p>
          </table:table-cell>
          <table:table-cell table:style-name="Table12.B2" office:value-type="string">
            <text:p text:style-name="Table_20_Contents">High initial compiler optimizations level </text:p>
          </table:table-cell>
        </table:table-row>
        <table:table-row>
          <table:table-cell table:style-name="Table12.A2" office:value-type="string">
            <text:p text:style-name="Table_20_Contents"><text:span text:style-name="Strong_20_Emphasis">Usage: </text:span></text:p>
          </table:table-cell>
          <table:table-cell table:style-name="Table12.B2" office:value-type="string">
            <text:p text:style-name="Table_20_Contents">-Xquickstart can provide faster server startup times.</text:p>
          </table:table-cell>
        </table:table-row>
      </table:table>
      <text:list xml:id="list1839648620" text:continue-numbering="true" text:style-name="L6">
        <text:list-header>
          <text:p text:style-name="P18">JVMs based on Sun’s Hotspot technology initially compile class methods with a low optimization level. Use the following JVM option to change this behavior:</text:p>
          <text:p text:style-name="P18"><text:span text:style-name="Strong_20_Emphasis">-server</text:span> </text:p>
          <text:p text:style-name="P18">JVMs based on Sun's Hotspot technology initially compile class methods with a low optimization level. These JVMs use a simple complier and an optimizing JIT compiler. Normally the simple JIT compiler is used. However you can use this option to make the optimizing compiler the one that is used. This change will significantly increases the performance of the server but the server takes longer to warm up when the optimizing compiler is used.</text:p>
        </text:list-header>
      </text:list>
      <table:table table:name="Table13" table:style-name="Table13">
        <table:table-column table:style-name="Table13.A"/>
        <table:table-column table:style-name="Table13.B"/>
        <table:table-row>
          <table:table-cell table:style-name="Table13.A1" office:value-type="string">
            <text:p text:style-name="Table_20_Contents"><text:span text:style-name="Strong_20_Emphasis">Default:</text:span></text:p>
          </table:table-cell>
          <table:table-cell table:style-name="Table13.B1" office:value-type="string">
            <text:p text:style-name="Table_20_Contents">Simple compiler</text:p>
          </table:table-cell>
        </table:table-row>
        <table:table-row>
          <table:table-cell table:style-name="Table13.A2" office:value-type="string">
            <text:p text:style-name="Table_20_Contents"><text:span text:style-name="Strong_20_Emphasis">Recommended: </text:span></text:p>
          </table:table-cell>
          <table:table-cell table:style-name="Table13.B2" office:value-type="string">
            <text:p text:style-name="Table_20_Contents">Optimizing compiler</text:p>
          </table:table-cell>
        </table:table-row>
        <table:table-row>
          <table:table-cell table:style-name="Table13.A2" office:value-type="string">
            <text:p text:style-name="Table_20_Contents"><text:span text:style-name="Strong_20_Emphasis">Usage: </text:span></text:p>
          </table:table-cell>
          <table:table-cell table:style-name="Table13.B2" office:value-type="string">
            <text:p text:style-name="Table_20_Contents">-server enables the optimizing compiler.</text:p>
          </table:table-cell>
        </table:table-row>
      </table:table>
      <text:list xml:id="list374631202" text:continue-numbering="true" text:style-name="L6">
        <text:list-item>
          <text:p text:style-name="P27"><text:span text:style-name="Strong_20_Emphasis">Set the heap size</text:span> The following command line parameters are useful for setting the heap size.</text:p>
          <text:list>
            <text:list-item>
              <text:p text:style-name="P18"><text:span text:style-name="Strong_20_Emphasis">-Xms</text:span> </text:p>
              <text:p text:style-name="P18">This setting controls the initial size of the Java heap. Properly tuning this parameter reduces the overhead of garbage collection, improving server response time and throughput. For some applications, the default setting for this option might be too low, resulting in a high number of minor garbage collections </text:p>
            </text:list-item>
          </text:list>
        </text:list-item>
      </text:list>
      <table:table table:name="Table14" table:style-name="Table14">
        <table:table-column table:style-name="Table14.A"/>
        <table:table-column table:style-name="Table14.B"/>
        <table:table-row>
          <table:table-cell table:style-name="Table14.A1" office:value-type="string">
            <text:p text:style-name="Table_20_Contents"><text:span text:style-name="Strong_20_Emphasis">Default:</text:span></text:p>
          </table:table-cell>
          <table:table-cell table:style-name="Table14.B1" office:value-type="string">
            <text:p text:style-name="Table_20_Contents">256 MB</text:p>
          </table:table-cell>
        </table:table-row>
        <table:table-row>
          <table:table-cell table:style-name="Table14.A2" office:value-type="string">
            <text:p text:style-name="Table_20_Contents"><text:span text:style-name="Strong_20_Emphasis">Recommended: </text:span></text:p>
          </table:table-cell>
          <table:table-cell table:style-name="Table14.B2" office:value-type="string">
            <text:p text:style-name="Table_20_Contents">Workload specific, but higher than the default.</text:p>
          </table:table-cell>
        </table:table-row>
        <table:table-row>
          <table:table-cell table:style-name="Table14.A2" office:value-type="string">
            <text:p text:style-name="Table_20_Contents"><text:span text:style-name="Strong_20_Emphasis">Usage: </text:span></text:p>
          </table:table-cell>
          <table:table-cell table:style-name="Table14.B2" office:value-type="string">
            <text:p text:style-name="Table_20_Contents">-Xms256m sets the initial heap size to 256 megabytes</text:p>
          </table:table-cell>
        </table:table-row>
      </table:table>
      <text:list xml:id="list1604015400" text:continue-numbering="true" text:style-name="L6">
        <text:list-item>
          <text:list>
            <text:list-item>
              <text:p text:style-name="P18"><text:span text:style-name="Strong_20_Emphasis">-Xmx </text:span></text:p>
              <text:p text:style-name="P18">This setting controls the maximum size of the Java heap. Properly tuning this parameter can reduce the overhead of garbage collection, improving server response time and throughput. For some applications, the default setting for this option is too low, resulting in a high number of minor garbage collections.</text:p>
            </text:list-item>
          </text:list>
        </text:list-item>
      </text:list>
      <table:table table:name="Table15" table:style-name="Table15">
        <table:table-column table:style-name="Table15.A"/>
        <table:table-column table:style-name="Table15.B"/>
        <text:soft-page-break/>
        <table:table-row>
          <table:table-cell table:style-name="Table15.A1" office:value-type="string">
            <text:p text:style-name="Table_20_Contents"><text:span text:style-name="Strong_20_Emphasis">Default:</text:span></text:p>
          </table:table-cell>
          <table:table-cell table:style-name="Table15.B1" office:value-type="string">
            <text:p text:style-name="Table_20_Contents">512 MB</text:p>
          </table:table-cell>
        </table:table-row>
        <table:table-row>
          <table:table-cell table:style-name="Table15.A2" office:value-type="string">
            <text:p text:style-name="Table_20_Contents"><text:span text:style-name="Strong_20_Emphasis">Recommended: </text:span></text:p>
          </table:table-cell>
          <table:table-cell table:style-name="Table15.B2" office:value-type="string">
            <text:p text:style-name="Table_20_Contents">Workload specific, but higher than the default. </text:p>
          </table:table-cell>
        </table:table-row>
        <table:table-row>
          <table:table-cell table:style-name="Table15.A2" office:value-type="string">
            <text:p text:style-name="Table_20_Contents"><text:span text:style-name="Strong_20_Emphasis">Usage: </text:span></text:p>
          </table:table-cell>
          <table:table-cell table:style-name="Table15.B2" office:value-type="string">
            <text:p text:style-name="Table_20_Contents">-Xmx512m sets the maximum heap size to 512 megabytes</text:p>
          </table:table-cell>
        </table:table-row>
      </table:table>
      <text:list xml:id="list1226988472" text:continue-numbering="true" text:style-name="L6">
        <text:list-item>
          <text:list>
            <text:list-item>
              <text:p text:style-name="P18"><text:span text:style-name="Strong_20_Emphasis">-Xlp </text:span></text:p>
              <text:p text:style-name="P18">This setting can be used with the IBM JVM to allocate the heap using large pages. However, if you use this setting your operating system must be configured to support large pages. Using large pages can reduce the CPU overhead needed to keep track of heap memory and might also allow the creation of a larger heap. </text:p>
              <text:p text:style-name="P18">See <text:a xlink:type="simple" xlink:href="http://publib.boulder.ibm.com/infocenter/wasinfo/v6r0/topic/com.ibm.websphere.express.doc/info/exp/ae/tprf_tuneopsys.html">Tuning operating systems</text:a> for more information about tuning your operating system. </text:p>
            </text:list-item>
          </text:list>
          <text:p text:style-name="P18">The size you should specify for the heap depends on your heap usage over time. In cases where the heap size changes frequently, you might improve performance if you specify the same value for the Xms and Xmx parameters.</text:p>
        </text:list-item>
        <text:list-item>
          <text:p text:style-name="P18"><text:span text:style-name="Strong_20_Emphasis">Tune the IBM JVM's garbage collector.</text:span> </text:p>
          <text:p text:style-name="P18">Use the Java -X option to see the list of memory options.</text:p>
          <text:list>
            <text:list-item>
              <text:p text:style-name="P18"><text:span text:style-name="Strong_20_Emphasis">-Xgcpolicy</text:span> </text:p>
              <text:p text:style-name="P18">Setting gcpolicy to optthruput disables concurrent mark. If you do not have pause time problems, denoted by erratic application response times, you should get the best throughput using this option. Setting gcpolicy to optavgpause enables concurrent mark with its default values. This setting alleviates erratic application response times caused by normal garbage collection. However, this option might decrease overall throughput.</text:p>
            </text:list-item>
          </text:list>
        </text:list-item>
      </text:list>
      <table:table table:name="Table16" table:style-name="Table16">
        <table:table-column table:style-name="Table16.A"/>
        <table:table-column table:style-name="Table16.B"/>
        <table:table-row>
          <table:table-cell table:style-name="Table16.A1" office:value-type="string">
            <text:p text:style-name="Table_20_Contents"><text:span text:style-name="Strong_20_Emphasis">Default:</text:span></text:p>
          </table:table-cell>
          <table:table-cell table:style-name="Table16.B1" office:value-type="string">
            <text:p text:style-name="Table_20_Contents">optthruput </text:p>
          </table:table-cell>
        </table:table-row>
        <table:table-row>
          <table:table-cell table:style-name="Table16.A2" office:value-type="string">
            <text:p text:style-name="Table_20_Contents"><text:span text:style-name="Strong_20_Emphasis">Recommended: </text:span></text:p>
          </table:table-cell>
          <table:table-cell table:style-name="Table16.B2" office:value-type="string">
            <text:p text:style-name="Table_20_Contents">optthruput </text:p>
          </table:table-cell>
        </table:table-row>
        <table:table-row>
          <table:table-cell table:style-name="Table16.A2" office:value-type="string">
            <text:p text:style-name="Table_20_Contents"><text:span text:style-name="Strong_20_Emphasis">Usage: </text:span></text:p>
          </table:table-cell>
          <table:table-cell table:style-name="Table16.B2" office:value-type="string">
            <text:p text:style-name="Table_20_Contents">Xgcpolicy:optthruput</text:p>
          </table:table-cell>
        </table:table-row>
      </table:table>
      <text:list xml:id="list2070980360" text:continue-numbering="true" text:style-name="L6">
        <text:list-item>
          <text:list>
            <text:list-item>
              <text:p text:style-name="P18"><text:span text:style-name="Strong_20_Emphasis">-Xnoclassgc</text:span> </text:p>
              <text:p text:style-name="P18">By default the JVM unloads a class from memory when there are no live instances of that class left, but this can degrade performance. Turning off class garbage collection eliminates the overhead of loading and unloading the same class multiple times. </text:p>
              <text:p text:style-name="P18">If a class is no longer needed, the space that it occupies on the heap is normally used for the creation of new objects. However, if you have an application that handles requests by creating a new instance of a class and if requests for that application come in at random times, it is possible that when the previous requester is finished, the normal class garbage collection will clean up this class by freeing the heap space it occupied, only to have to re-instantiate the class when the next request comes along. In this situation you might want to use this option to disable the garbage collection of classes.</text:p>
              <text:p text:style-name="P27"><draw:frame draw:style-name="fr1" draw:name="graphics1" text:anchor-type="as-char" svg:width="0.7862in" svg:height="0.3929in" draw:z-index="0"><draw:image xlink:href="http://publib.boulder.ibm.com/infocenter/wasinfo/v6r0/topic/com.ibm.websphere.express.doc/info/spn_gotcha.gif" xlink:type="simple" xlink:show="embed" xlink:actuate="onLoad"/></draw:frame> Avoid trouble: This option should be used with caution, if your application creates classes dynamically, or uses reflection, because for this type of application, the use of this option can lead to native memory exhaustion, and cause the JVM to throw an Out-of-Memory Exception. When this option is used, if you have to redeploy an application, you should always restart the application server to clear the classes and <text:soft-page-break/>static data from the pervious version of the application. </text:p>
            </text:list-item>
          </text:list>
        </text:list-item>
      </text:list>
      <table:table table:name="Table17" table:style-name="Table17">
        <table:table-column table:style-name="Table17.A"/>
        <table:table-column table:style-name="Table17.B"/>
        <table:table-row>
          <table:table-cell table:style-name="Table17.A1" office:value-type="string">
            <text:p text:style-name="Table_20_Contents"><text:span text:style-name="Strong_20_Emphasis">Default:</text:span></text:p>
          </table:table-cell>
          <table:table-cell table:style-name="Table17.B1" office:value-type="string">
            <text:p text:style-name="Table_20_Contents">class garbage collection enabled</text:p>
          </table:table-cell>
        </table:table-row>
        <table:table-row>
          <table:table-cell table:style-name="Table17.A2" office:value-type="string">
            <text:p text:style-name="Table_20_Contents"><text:span text:style-name="Strong_20_Emphasis">Recommended: </text:span></text:p>
          </table:table-cell>
          <table:table-cell table:style-name="Table17.B2" office:value-type="string">
            <text:p text:style-name="Table_20_Contents">class garbage collection disabled</text:p>
          </table:table-cell>
        </table:table-row>
        <table:table-row>
          <table:table-cell table:style-name="Table17.A2" office:value-type="string">
            <text:p text:style-name="Table_20_Contents"><text:span text:style-name="Strong_20_Emphasis">Usage: </text:span></text:p>
          </table:table-cell>
          <table:table-cell table:style-name="Table17.B2" office:value-type="string">
            <text:p text:style-name="Table_20_Contents">Xnoclassgc disables class garbage collection</text:p>
          </table:table-cell>
        </table:table-row>
      </table:table>
      <text:list xml:id="list2103430549" text:continue-numbering="true" text:style-name="L6">
        <text:list-header>
          <text:p text:style-name="P27">For additional information, see the following DeveloperWorks article:</text:p>
          <text:list text:continue-numbering="true">
            <text:list-item>
              <text:p text:style-name="P27"><text:a xlink:type="simple" xlink:href="http://www.ibm.com/developerworks/java/" office:target-frame-name="_blank" xlink:show="new">http://www.ibm.com/developerworks/java/</text:a> </text:p>
            </text:list-item>
          </text:list>
        </text:list-header>
        <text:list-item>
          <text:p text:style-name="P18"><draw:frame draw:style-name="fr1" draw:name="graphics2" text:anchor-type="as-char" svg:width="0.7862in" svg:height="0.3929in" draw:z-index="1"><draw:image xlink:href="http://publib.boulder.ibm.com/infocenter/wasinfo/v6r0/topic/com.ibm.websphere.express.doc/info/solaris.gif" xlink:type="simple" xlink:show="embed" xlink:actuate="onLoad"/><svg:title>[Solaris]</svg:title></draw:frame> <text:span text:style-name="Strong_20_Emphasis">Tune the Sun JVM's garbage collector</text:span> </text:p>
          <text:p text:style-name="P18">On the Solaris platform, the WebSphere Application Server runs on the Sun Hotspot JVM rather than the IBM JVM. It is important to use the correct tuning parameters with the Sun JVM in order to utilize its performance optimizing features.</text:p>
          <text:p text:style-name="P18">The Sun HotSpot JVM relies on generational garbage collection to achieve optimum performance. The following command line parameters are useful for tuning garbage collection.</text:p>
          <text:list>
            <text:list-item>
              <text:p text:style-name="P18"><text:span text:style-name="Strong_20_Emphasis">-XX:SurvivorRatio </text:span></text:p>
              <text:p text:style-name="P18">The Java heap is divided into a section for old (long lived) objects and a section for young objects. The section for young objects is further subdivided into the section where new objects are allocated (eden) and the section where new objects that are still in use survive their first few garbage collections before being promoted to old objects (survivor space). Survivor Ratio is the ratio of eden to survivor space in the young object section of the heap. Increasing this setting optimizes the JVM for applications with high object creation and low object preservation. Since WebSphere Application Server generates more medium and long lived objects than other applications, this setting should be lowered from the default. </text:p>
            </text:list-item>
          </text:list>
        </text:list-item>
      </text:list>
      <table:table table:name="Table18" table:style-name="Table18">
        <table:table-column table:style-name="Table18.A"/>
        <table:table-column table:style-name="Table18.B"/>
        <table:table-row>
          <table:table-cell table:style-name="Table18.A1" office:value-type="string">
            <text:p text:style-name="Table_20_Contents"><text:span text:style-name="Strong_20_Emphasis">Default:</text:span></text:p>
          </table:table-cell>
          <table:table-cell table:style-name="Table18.B1" office:value-type="string">
            <text:p text:style-name="Table_20_Contents">32</text:p>
          </table:table-cell>
        </table:table-row>
        <table:table-row>
          <table:table-cell table:style-name="Table18.A2" office:value-type="string">
            <text:p text:style-name="Table_20_Contents"><text:span text:style-name="Strong_20_Emphasis">Recommended: </text:span></text:p>
          </table:table-cell>
          <table:table-cell table:style-name="Table18.B2" office:value-type="string">
            <text:p text:style-name="Table_20_Contents">16</text:p>
          </table:table-cell>
        </table:table-row>
        <table:table-row>
          <table:table-cell table:style-name="Table18.A2" office:value-type="string">
            <text:p text:style-name="Table_20_Contents"><text:span text:style-name="Strong_20_Emphasis">Usage: </text:span></text:p>
          </table:table-cell>
          <table:table-cell table:style-name="Table18.B2" office:value-type="string">
            <text:p text:style-name="Table_20_Contents">-XX:SurvivorRatio=16</text:p>
          </table:table-cell>
        </table:table-row>
      </table:table>
      <text:list xml:id="list738942489" text:continue-numbering="true" text:style-name="L6">
        <text:list-item>
          <text:list>
            <text:list-item>
              <text:p text:style-name="P18"><text:span text:style-name="Strong_20_Emphasis">-XX:PermSize </text:span></text:p>
              <text:p text:style-name="P18">The section of the heap reserved for the permanent generation holds all of the reflective data for the JVM. This size should be increased to optimize the performance of applications that dynamically load and unload a lot of classes. Setting this to a value of 128MB eliminates the overhead of increasing this part of the heap.</text:p>
            </text:list-item>
          </text:list>
        </text:list-item>
      </text:list>
      <table:table table:name="Table19" table:style-name="Table19">
        <table:table-column table:style-name="Table19.A"/>
        <table:table-column table:style-name="Table19.B"/>
        <table:table-row>
          <table:table-cell table:style-name="Table19.A1" office:value-type="string">
            <text:p text:style-name="Table_20_Contents"><text:span text:style-name="Strong_20_Emphasis">Recommended: </text:span></text:p>
          </table:table-cell>
          <table:table-cell table:style-name="Table19.B1" office:value-type="string">
            <text:p text:style-name="Table_20_Contents">128 MB</text:p>
          </table:table-cell>
        </table:table-row>
        <table:table-row>
          <table:table-cell table:style-name="Table19.A2" office:value-type="string">
            <text:p text:style-name="Table_20_Contents"><text:span text:style-name="Strong_20_Emphasis">Usage: </text:span></text:p>
          </table:table-cell>
          <table:table-cell table:style-name="Table19.B2" office:value-type="string">
            <text:p text:style-name="Table_20_Contents">XX:PermSize=128m sets perm size to 128 megabytes.</text:p>
          </table:table-cell>
        </table:table-row>
      </table:table>
      <text:list xml:id="list893037947" text:continue-numbering="true" text:style-name="L6">
        <text:list-item>
          <text:list>
            <text:list-item>
              <text:p text:style-name="P18"><text:span text:style-name="Strong_20_Emphasis">-Xmn </text:span></text:p>
              <text:p text:style-name="P18">This setting controls how much space the young generation is allowed to consume on the heap. Properly tuning this parameter can reduce the overhead of garbage collection, improving server response time and throughput. The default setting for this is typically too low, resulting in a high number of minor garbage collections. Setting this setting too high can cause the JVM to only perform major (or full) garbage collections. These usually take several seconds and are extremely detrimental to the overall performance of <text:soft-page-break/>your server. You must keep this setting below half of the overall heap size to avoid this situation.</text:p>
            </text:list-item>
          </text:list>
        </text:list-item>
      </text:list>
      <table:table table:name="Table20" table:style-name="Table20">
        <table:table-column table:style-name="Table20.A"/>
        <table:table-column table:style-name="Table20.B"/>
        <table:table-row>
          <table:table-cell table:style-name="Table20.A1" office:value-type="string">
            <text:p text:style-name="Table_20_Contents"><text:span text:style-name="Strong_20_Emphasis">Default:</text:span></text:p>
          </table:table-cell>
          <table:table-cell table:style-name="Table20.B1" office:value-type="string">
            <text:p text:style-name="Table_20_Contents">2228224 bytes</text:p>
          </table:table-cell>
        </table:table-row>
        <table:table-row>
          <table:table-cell table:style-name="Table20.A2" office:value-type="string">
            <text:p text:style-name="Table_20_Contents"><text:span text:style-name="Strong_20_Emphasis">Recommended: </text:span></text:p>
          </table:table-cell>
          <table:table-cell table:style-name="Table20.B2" office:value-type="string">
            <text:p text:style-name="Table_20_Contents">Approximately 1/4 of the total heap size</text:p>
          </table:table-cell>
        </table:table-row>
        <table:table-row>
          <table:table-cell table:style-name="Table20.A2" office:value-type="string">
            <text:p text:style-name="Table_20_Contents"><text:span text:style-name="Strong_20_Emphasis">Usage: </text:span></text:p>
          </table:table-cell>
          <table:table-cell table:style-name="Table20.B2" office:value-type="string">
            <text:p text:style-name="Table_20_Contents">-Xmn256m sets the size to 256 megabytes.</text:p>
          </table:table-cell>
        </table:table-row>
      </table:table>
      <text:list xml:id="list1022754166" text:continue-numbering="true" text:style-name="L6">
        <text:list-item>
          <text:list>
            <text:list-item>
              <text:p text:style-name="P18"><text:span text:style-name="Strong_20_Emphasis">-Xnoclassgc</text:span> </text:p>
              <text:p text:style-name="P18">By default the JVM unloads a class from memory when there are no live instances of that class left, but this can degrade performance. Turning off class garbage collection eliminates the overhead of loading and unloading the same class multiple times. </text:p>
              <text:p text:style-name="P18">If a class is no longer needed, the space that it occupies on the heap is normally used for the creation of new objects. However, if you have an application that handles requests by creating a new instance of a class and if requests for that application come in at random times, it is possible that when the previous requester is finished, the normal class garbage collection will clean up this class by freeing the heap space it occupied, only to have to re-instantiate the class when the next request comes along. In this situation you might want to use this option to disable the garbage collection of classes.</text:p>
            </text:list-item>
          </text:list>
        </text:list-item>
      </text:list>
      <table:table table:name="Table21" table:style-name="Table21">
        <table:table-column table:style-name="Table21.A"/>
        <table:table-column table:style-name="Table21.B"/>
        <table:table-row>
          <table:table-cell table:style-name="Table21.A1" office:value-type="string">
            <text:p text:style-name="Table_20_Contents"><text:span text:style-name="Strong_20_Emphasis">Default:</text:span></text:p>
          </table:table-cell>
          <table:table-cell table:style-name="Table21.B1" office:value-type="string">
            <text:p text:style-name="Table_20_Contents">class garbage collection enabled</text:p>
          </table:table-cell>
        </table:table-row>
        <table:table-row>
          <table:table-cell table:style-name="Table21.A2" office:value-type="string">
            <text:p text:style-name="Table_20_Contents"><text:span text:style-name="Strong_20_Emphasis">Recommended: </text:span></text:p>
          </table:table-cell>
          <table:table-cell table:style-name="Table21.B2" office:value-type="string">
            <text:p text:style-name="Table_20_Contents">class garbage collection disabled</text:p>
          </table:table-cell>
        </table:table-row>
        <table:table-row>
          <table:table-cell table:style-name="Table21.A2" office:value-type="string">
            <text:p text:style-name="Table_20_Contents"><text:span text:style-name="Strong_20_Emphasis">Usage: </text:span></text:p>
          </table:table-cell>
          <table:table-cell table:style-name="Table21.B2" office:value-type="string">
            <text:p text:style-name="Table_20_Contents">Xnoclassgc disables class garbage collection</text:p>
          </table:table-cell>
        </table:table-row>
      </table:table>
      <text:list xml:id="list1829293243" text:continue-numbering="true" text:style-name="L6">
        <text:list-header>
          <text:p text:style-name="P18">For additional information on tuning the Sun JVM, see <text:a xlink:type="simple" xlink:href="http://java.sun.com/docs/hotspot" office:target-frame-name="_blank" xlink:show="new">Performance Documentation for the Java HotSpot VM</text:a>.</text:p>
        </text:list-header>
        <text:list-item>
          <text:p text:style-name="P18"><draw:frame draw:style-name="fr1" draw:name="graphics3" text:anchor-type="as-char" svg:width="0.7862in" svg:height="0.3929in" draw:z-index="2"><draw:image xlink:href="http://publib.boulder.ibm.com/infocenter/wasinfo/v6r0/topic/com.ibm.websphere.express.doc/info/hpux.gif" xlink:type="simple" xlink:show="embed" xlink:actuate="onLoad"/><svg:title>[HP-UX]</svg:title></draw:frame> <text:span text:style-name="Strong_20_Emphasis">Tune the HP JVM's garbage collector</text:span> </text:p>
          <text:p text:style-name="P18">The HP JVM relies on generational garbage collection to achieve optimum performance. The following command line parameters are useful for tuning garbage collection.</text:p>
          <text:list>
            <text:list-item>
              <text:p text:style-name="P18"><text:span text:style-name="Strong_20_Emphasis">-Xoptgc </text:span></text:p>
              <text:p text:style-name="P18">This setting optimizes the JVM for applications with many short-lived objects. If this parameter is not specified, the JVM usually does a major (full) garbage collection. Full garbage collections can take several seconds and can significantly degrade server performance.</text:p>
            </text:list-item>
          </text:list>
        </text:list-item>
      </text:list>
      <table:table table:name="Table22" table:style-name="Table22">
        <table:table-column table:style-name="Table22.A"/>
        <table:table-column table:style-name="Table22.B"/>
        <table:table-row>
          <table:table-cell table:style-name="Table22.A1" office:value-type="string">
            <text:p text:style-name="Table_20_Contents"><text:span text:style-name="Strong_20_Emphasis">Default:</text:span></text:p>
          </table:table-cell>
          <table:table-cell table:style-name="Table22.B1" office:value-type="string">
            <text:p text:style-name="Table_20_Contents">off</text:p>
          </table:table-cell>
        </table:table-row>
        <table:table-row>
          <table:table-cell table:style-name="Table22.A2" office:value-type="string">
            <text:p text:style-name="Table_20_Contents"><text:span text:style-name="Strong_20_Emphasis">Recommended: </text:span></text:p>
          </table:table-cell>
          <table:table-cell table:style-name="Table22.B2" office:value-type="string">
            <text:p text:style-name="Table_20_Contents">on</text:p>
          </table:table-cell>
        </table:table-row>
        <table:table-row>
          <table:table-cell table:style-name="Table22.A2" office:value-type="string">
            <text:p text:style-name="Table_20_Contents"><text:span text:style-name="Strong_20_Emphasis">Usage: </text:span></text:p>
          </table:table-cell>
          <table:table-cell table:style-name="Table22.B2" office:value-type="string">
            <text:p text:style-name="Table_20_Contents">-Xoptgc enables optimized garbage collection.</text:p>
          </table:table-cell>
        </table:table-row>
      </table:table>
      <text:list xml:id="list1936315135" text:continue-numbering="true" text:style-name="L6">
        <text:list-item>
          <text:list>
            <text:list-item>
              <text:p text:style-name="P18"><text:span text:style-name="Strong_20_Emphasis">-XX:SurvivorRatio </text:span></text:p>
              <text:p text:style-name="P18">The Java heap is divided into a section for old (long lived) objects and a section for young objects. The section for young objects is further subdivided into the section where new objects are allocated (eden) and the section where new objects that are still in use survive their first few garbage collections before being promoted to old objects (survivor space). Survivor Ratio is the ratio of eden to survivor space in the young object section <text:soft-page-break/>of the heap. Increasing this setting optimizes the JVM for applications with high object creation and low object preservation. Since WebSphere Application Server generates more medium and long lived objects than other applications, this setting should be lowered from the default. </text:p>
            </text:list-item>
          </text:list>
        </text:list-item>
      </text:list>
      <table:table table:name="Table23" table:style-name="Table23">
        <table:table-column table:style-name="Table23.A"/>
        <table:table-column table:style-name="Table23.B"/>
        <table:table-row>
          <table:table-cell table:style-name="Table23.A1" office:value-type="string">
            <text:p text:style-name="Table_20_Contents"><text:span text:style-name="Strong_20_Emphasis">Default:</text:span></text:p>
          </table:table-cell>
          <table:table-cell table:style-name="Table23.B1" office:value-type="string">
            <text:p text:style-name="Table_20_Contents">32</text:p>
          </table:table-cell>
        </table:table-row>
        <table:table-row>
          <table:table-cell table:style-name="Table23.A2" office:value-type="string">
            <text:p text:style-name="Table_20_Contents"><text:span text:style-name="Strong_20_Emphasis">Recommended: </text:span></text:p>
          </table:table-cell>
          <table:table-cell table:style-name="Table23.B2" office:value-type="string">
            <text:p text:style-name="Table_20_Contents">16</text:p>
          </table:table-cell>
        </table:table-row>
        <table:table-row>
          <table:table-cell table:style-name="Table23.A2" office:value-type="string">
            <text:p text:style-name="Table_20_Contents"><text:span text:style-name="Strong_20_Emphasis">Usage: </text:span></text:p>
          </table:table-cell>
          <table:table-cell table:style-name="Table23.B2" office:value-type="string">
            <text:p text:style-name="Table_20_Contents">-XX:SurvivorRatio=16</text:p>
          </table:table-cell>
        </table:table-row>
      </table:table>
      <text:list xml:id="list1420255141" text:continue-numbering="true" text:style-name="L6">
        <text:list-item>
          <text:list>
            <text:list-item>
              <text:p text:style-name="P18"><text:span text:style-name="Strong_20_Emphasis">-XX:PermSize </text:span></text:p>
              <text:p text:style-name="P18">The section of the heap reserved for the permanent generation holds all of the reflective data for the JVM. This size should be increased to optimize the performance of applications which dynamically load and unload a lot of classes. Specifying a value of 128 megabytes eliminates the overhead of increasing this part of the heap.</text:p>
            </text:list-item>
          </text:list>
        </text:list-item>
      </text:list>
      <table:table table:name="Table24" table:style-name="Table24">
        <table:table-column table:style-name="Table24.A"/>
        <table:table-column table:style-name="Table24.B"/>
        <table:table-row>
          <table:table-cell table:style-name="Table24.A1" office:value-type="string">
            <text:p text:style-name="Table_20_Contents"><text:span text:style-name="Strong_20_Emphasis">Default:</text:span></text:p>
          </table:table-cell>
          <table:table-cell table:style-name="Table24.B1" office:value-type="string">
            <text:p text:style-name="Table_20_Contents">0</text:p>
          </table:table-cell>
        </table:table-row>
        <table:table-row>
          <table:table-cell table:style-name="Table24.A2" office:value-type="string">
            <text:p text:style-name="Table_20_Contents"><text:span text:style-name="Strong_20_Emphasis">Recommended: </text:span></text:p>
          </table:table-cell>
          <table:table-cell table:style-name="Table24.B2" office:value-type="string">
            <text:p text:style-name="Table_20_Contents">128 megabytes</text:p>
          </table:table-cell>
        </table:table-row>
        <table:table-row>
          <table:table-cell table:style-name="Table24.A2" office:value-type="string">
            <text:p text:style-name="Table_20_Contents"><text:span text:style-name="Strong_20_Emphasis">Usage: </text:span></text:p>
          </table:table-cell>
          <table:table-cell table:style-name="Table24.B2" office:value-type="string">
            <text:p text:style-name="Table_20_Contents">-XX:PermSize=128m sets PermSize to 128 megabytes</text:p>
          </table:table-cell>
        </table:table-row>
      </table:table>
      <text:list xml:id="list629482322" text:continue-numbering="true" text:style-name="L6">
        <text:list-item>
          <text:list>
            <text:list-item>
              <text:p text:style-name="P18"><text:span text:style-name="Strong_20_Emphasis">-XX:+ForceMmapReserved </text:span></text:p>
              <text:p text:style-name="P18">By default the Java heap is allocated "lazy swap." This saves swap space by allocating pages of memory as needed, but this also forces the use of 4KB pages. This allocation of memory can spread the heap across hundreds of thousands of pages in large heap systems. This command disables "lazy swap" and allows the operating system to use larger memory pages, thereby optimizing access to the memory making up the Java heap. </text:p>
            </text:list-item>
          </text:list>
        </text:list-item>
      </text:list>
      <table:table table:name="Table25" table:style-name="Table25">
        <table:table-column table:style-name="Table25.A"/>
        <table:table-column table:style-name="Table25.B"/>
        <table:table-row>
          <table:table-cell table:style-name="Table25.A1" office:value-type="string">
            <text:p text:style-name="Table_20_Contents"><text:span text:style-name="Strong_20_Emphasis">Default:</text:span></text:p>
          </table:table-cell>
          <table:table-cell table:style-name="Table25.B1" office:value-type="string">
            <text:p text:style-name="Table_20_Contents">off</text:p>
          </table:table-cell>
        </table:table-row>
        <table:table-row>
          <table:table-cell table:style-name="Table25.A2" office:value-type="string">
            <text:p text:style-name="Table_20_Contents"><text:span text:style-name="Strong_20_Emphasis">Recommended: </text:span></text:p>
          </table:table-cell>
          <table:table-cell table:style-name="Table25.B2" office:value-type="string">
            <text:p text:style-name="Table_20_Contents">on</text:p>
          </table:table-cell>
        </table:table-row>
        <table:table-row>
          <table:table-cell table:style-name="Table25.A2" office:value-type="string">
            <text:p text:style-name="Table_20_Contents"><text:span text:style-name="Strong_20_Emphasis">Usage: </text:span></text:p>
          </table:table-cell>
          <table:table-cell table:style-name="Table25.B2" office:value-type="string">
            <text:p text:style-name="Table_20_Contents">-XX:+ForceMmapReserved will disable "lazy swap".</text:p>
          </table:table-cell>
        </table:table-row>
      </table:table>
      <text:list xml:id="list130659045" text:continue-numbering="true" text:style-name="L6">
        <text:list-item>
          <text:list>
            <text:list-item>
              <text:p text:style-name="P18"><text:span text:style-name="Strong_20_Emphasis">-Xmn </text:span></text:p>
              <text:p text:style-name="P18">This setting controls how much space the young generation is allowed to consume on the heap. Properly tuning this parameter can reduce the overhead of garbage collection, improving server response time and throughput. The default setting for this is typically too low, resulting in a high number of minor garbage collections. </text:p>
            </text:list-item>
          </text:list>
        </text:list-item>
      </text:list>
      <table:table table:name="Table26" table:style-name="Table26">
        <table:table-column table:style-name="Table26.A"/>
        <table:table-column table:style-name="Table26.B"/>
        <table:table-row>
          <table:table-cell table:style-name="Table26.A1" office:value-type="string">
            <text:p text:style-name="Table_20_Contents"><text:span text:style-name="Strong_20_Emphasis">Default:</text:span></text:p>
          </table:table-cell>
          <table:table-cell table:style-name="Table26.B1" office:value-type="string">
            <text:p text:style-name="Table_20_Contents">No default</text:p>
          </table:table-cell>
        </table:table-row>
        <table:table-row>
          <table:table-cell table:style-name="Table26.A2" office:value-type="string">
            <text:p text:style-name="Table_20_Contents"><text:span text:style-name="Strong_20_Emphasis">Recommended: </text:span></text:p>
          </table:table-cell>
          <table:table-cell table:style-name="Table26.B2" office:value-type="string">
            <text:p text:style-name="Table_20_Contents">Approximately 1/4 of the total heap size</text:p>
          </table:table-cell>
        </table:table-row>
        <table:table-row>
          <table:table-cell table:style-name="Table26.A2" office:value-type="string">
            <text:p text:style-name="Table_20_Contents"><text:span text:style-name="Strong_20_Emphasis">Usage: </text:span></text:p>
          </table:table-cell>
          <table:table-cell table:style-name="Table26.B2" office:value-type="string">
            <text:p text:style-name="Table_20_Contents">-Xmn256m sets the size to 256 megabytes</text:p>
          </table:table-cell>
        </table:table-row>
      </table:table>
      <text:list xml:id="list524208223" text:continue-numbering="true" text:style-name="L6">
        <text:list-item>
          <text:list>
            <text:list-item>
              <text:p text:style-name="P18"><text:span text:style-name="Strong_20_Emphasis">Virtual Page Size </text:span></text:p>
              <text:p text:style-name="P18">Setting the Java virtual machine instruction and data page sizes to 64MB can improve performance.</text:p>
            </text:list-item>
          </text:list>
        </text:list-item>
      </text:list>
      <table:table table:name="Table27" table:style-name="Table27">
        <table:table-column table:style-name="Table27.A"/>
        <table:table-column table:style-name="Table27.B"/>
        <table:table-row>
          <table:table-cell table:style-name="Table27.A1" office:value-type="string">
            <text:p text:style-name="Table_20_Contents"><text:span text:style-name="Strong_20_Emphasis">Default:</text:span></text:p>
          </table:table-cell>
          <table:table-cell table:style-name="Table27.B1" office:value-type="string">
            <text:p text:style-name="Table_20_Contents">4MB </text:p>
          </table:table-cell>
        </table:table-row>
        <text:soft-page-break/>
        <table:table-row>
          <table:table-cell table:style-name="Table27.A2" office:value-type="string">
            <text:p text:style-name="Table_20_Contents"><text:span text:style-name="Strong_20_Emphasis">Recommended: </text:span></text:p>
          </table:table-cell>
          <table:table-cell table:style-name="Table27.B2" office:value-type="string">
            <text:p text:style-name="Table_20_Contents">64MB </text:p>
          </table:table-cell>
        </table:table-row>
        <table:table-row>
          <table:table-cell table:style-name="Table27.A2" office:value-type="string">
            <text:p text:style-name="Table_20_Contents"><text:span text:style-name="Strong_20_Emphasis">Usage: </text:span></text:p>
          </table:table-cell>
          <table:table-cell table:style-name="Table27.B2" office:value-type="string">
            <text:p text:style-name="P37">Use the following command. The command output provides the current operating system characteristics of the process executable:</text:p>
            <text:p text:style-name="Preformatted_20_Text">chatr +pi64M +pd64M /opt/WebSphere/</text:p>
            <text:p text:style-name="Preformatted_20_Text">AppServer/java/bin/PA_RISC2.0/</text:p>
            <text:p text:style-name="P2">native_threads/java </text:p>
          </table:table-cell>
        </table:table-row>
      </table:table>
      <text:list xml:id="list797394873" text:continue-numbering="true" text:style-name="L6">
        <text:list-item>
          <text:list>
            <text:list-item>
              <text:p text:style-name="P18"><text:span text:style-name="Strong_20_Emphasis">-Xnoclassgc</text:span> </text:p>
              <text:p text:style-name="P18">By default the JVM unloads a class from memory when there are no live instances of that class left, but this can degrade performance. Turning off class garbage collection eliminates the overhead of loading and unloading the same class multiple times. </text:p>
              <text:p text:style-name="P18">If a class is no longer needed, the space that it occupies on the heap is normally used for the creation of new objects. However, if you have an application that handles requests by creating a new instance of a class and if requests for that application come in at random times, it is possible that when the previous requester is finished, the normal class garbage collection will clean up this class by freeing the heap space it occupied, only to have to re-instantiate the class when the next request comes along. In this situation you might want to use this option to disable the garbage collection of classes.</text:p>
            </text:list-item>
          </text:list>
        </text:list-item>
      </text:list>
      <table:table table:name="Table28" table:style-name="Table28">
        <table:table-column table:style-name="Table28.A"/>
        <table:table-column table:style-name="Table28.B"/>
        <table:table-row>
          <table:table-cell table:style-name="Table28.A1" office:value-type="string">
            <text:p text:style-name="Table_20_Contents"><text:span text:style-name="Strong_20_Emphasis">Default:</text:span></text:p>
          </table:table-cell>
          <table:table-cell table:style-name="Table28.B1" office:value-type="string">
            <text:p text:style-name="Table_20_Contents">class garbage collection enabled</text:p>
          </table:table-cell>
        </table:table-row>
        <table:table-row>
          <table:table-cell table:style-name="Table28.A2" office:value-type="string">
            <text:p text:style-name="Table_20_Contents"><text:span text:style-name="Strong_20_Emphasis">Recommended: </text:span></text:p>
          </table:table-cell>
          <table:table-cell table:style-name="Table28.B2" office:value-type="string">
            <text:p text:style-name="Table_20_Contents">class garbage collection disabled</text:p>
          </table:table-cell>
        </table:table-row>
        <table:table-row>
          <table:table-cell table:style-name="Table28.A2" office:value-type="string">
            <text:p text:style-name="Table_20_Contents"><text:span text:style-name="Strong_20_Emphasis">Usage: </text:span></text:p>
          </table:table-cell>
          <table:table-cell table:style-name="Table28.B2" office:value-type="string">
            <text:p text:style-name="Table_20_Contents">Xnoclassgc disables class garbage collection</text:p>
          </table:table-cell>
        </table:table-row>
      </table:table>
      <text:list xml:id="list135840227" text:continue-numbering="true" text:style-name="L6">
        <text:list-header>
          <text:p text:style-name="P18">For additional information on tuning the HP virtual machine, see <text:a xlink:type="simple" xlink:href="http://www.hp.com/products1/unix/java/" office:target-frame-name="_blank" xlink:show="new">Java technology software HP-UX 11i</text:a>.</text:p>
        </text:list-header>
        <text:list-item>
          <text:p text:style-name="P18"><draw:frame draw:style-name="fr1" draw:name="graphics4" text:anchor-type="as-char" svg:width="0.7862in" svg:height="0.3929in" draw:z-index="3"><draw:image xlink:href="http://publib.boulder.ibm.com/infocenter/wasinfo/v6r0/topic/com.ibm.websphere.express.doc/info/hpux.gif" xlink:type="simple" xlink:show="embed" xlink:actuate="onLoad"/><svg:title>[HP-UX]</svg:title></draw:frame> <text:span text:style-name="Strong_20_Emphasis">Tune HP’s JVM for HP-UX</text:span> Set the following options to improve application performance:</text:p>
          <text:p text:style-name="P40">-XX:SchedulerPriorityRange=SCHED_NOAGE </text:p>
          <text:p text:style-name="P40">-Djava.nio.channels.spi.SelectorProvider=sun.nio.ch.DevPollSelectorProvider </text:p>
          <text:p text:style-name="P42">-XX:-ExtraPollBeforeRead</text:p>
        </text:list-item>
        <text:list-item>
          <text:p text:style-name="P18">Limit the number of dumps that are taken in specific situations. </text:p>
          <text:p text:style-name="P18">In certain error conditions, multiple application server threads might fail and the JVM requests a TDUMP for each of those threads. This situation can cause a large number of TDUMPs to be taken concurrently leading to other problems, such. as a shortage of auxiliary storage. You can use the JAVA_DUMP_OPTS environment variable to indicate the number of dumps that you want the JVM to produce in certain situations. However it does not affect the number of TDUMPS that are generated because of com.ibm.jvm.Dump.SystemDump() calls from applications that are running on the application server.</text:p>
          <text:p text:style-name="P27">For example, if you specify the JAVA_DUMP_OPTS variable with the following options, the JVM:</text:p>
          <text:list>
            <text:list-item>
              <text:p text:style-name="P27">Restricts the number of TDUMPs taken to one. </text:p>
            </text:list-item>
            <text:list-item>
              <text:p text:style-name="P27">Restrict the number of JAVADUMPs taken to a maximum of three. </text:p>
            </text:list-item>
            <text:list-item>
              <text:p text:style-name="P18"><text:soft-page-break/>Does not capture any documentation if an INTERRUPT occurs. </text:p>
            </text:list-item>
          </text:list>
          <text:p text:style-name="P42">JAVA_DUMP_OPTS=ONANYSIGNAL(JAVADUMP[3],SYSDUMP[1]),ONINTERRUPT(NONE) </text:p>
          <text:p text:style-name="P18">See the <text:a xlink:type="simple" xlink:href="http://www.ibm.com/developerworks/java/jdk/diagnosis/" office:target-frame-name="_blank" xlink:show="new">IBM Developer Kit Diagnostics Guide</text:a> for more information on using the JAVA_DUMP_OPTS environment variable. </text:p>
        </text:list-item>
      </text:list>
      <text:p text:style-name="Standard"/>
      <text:p text:style-name="P47"/>
      <text:p text:style-name="Text_20_body">This document provides information on typical command-line options and environment variables that can affect the performance characteristics of the Java HotSpot Virtual Machine. Unless otherwise noted, all information in this document pertains to both the Java HotSpot Client VM and the Java HotSpot Server VM. <text:line-break/><text:line-break/>Users of JDKs older than 1.3.0 who wish to port to a Java HotSpot VM, should see <text:a xlink:type="simple" xlink:href="http://www.oracle.com/technetwork/java/javase/tech/exactoptions-jsp-141536.html">Java HotSpot Equivalents of Exact VM flags</text:a>.</text:p>
      <text:p text:style-name="Text_20_body">  </text:p>
      <text:h text:style-name="Heading_20_3" text:outline-level="3">Categories of Java HotSpot VM Options</text:h>
      <text:p text:style-name="P15">  </text:p>
      <text:p text:style-name="Text_20_body">Standard options recognized by the Java HotSpot VM are described on the Java Application Launcher reference pages for <text:a xlink:type="simple" xlink:href="http://java.sun.com/j2se/1.5.0/docs/tooldocs/windows/java.html">Windows</text:a>, <text:a xlink:type="simple" xlink:href="http://java.sun.com/j2se/1.5.0/docs/tooldocs/solaris/java.html">Solaris</text:a> and <text:a xlink:type="simple" xlink:href="http://java.sun.com/j2se/1.5.0/docs/tooldocs/linux/java.html">Linux</text:a>. This document deals exclusively with non-standard options recognized by the Java HotSpot VM:</text:p>
      <text:list xml:id="list1478117119" text:style-name="L7">
        <text:list-item>
          <text:p text:style-name="P28">Options that begin with <text:span text:style-name="Source_20_Text">-X</text:span> are non-standard (not guaranteed to be supported on all VM implementations), and are subject to change without notice in subsequent releases of the JDK. </text:p>
        </text:list-item>
        <text:list-item>
          <text:p text:style-name="P19">Options that are specified with <text:span text:style-name="Source_20_Text">-XX</text:span> are not stable and are not recommended for casual use. These options are subject to change without notice. </text:p>
        </text:list-item>
      </text:list>
      <text:p text:style-name="Text_20_body">  </text:p>
      <text:h text:style-name="Heading_20_3" text:outline-level="3">Some Useful -XX Options</text:h>
      <text:p text:style-name="P15">  </text:p>
      <text:p text:style-name="Text_20_body">Default values are listed for Java SE 6 for Solaris Sparc with -server. Some options may vary per architecture/OS/JVM version. Platforms with a differing default value are listed in the description.</text:p>
      <text:list xml:id="list1558051735" text:style-name="L8">
        <text:list-item>
          <text:p text:style-name="P29">Boolean options are turned on with <text:span text:style-name="Source_20_Text">-XX:+&lt;option&gt;</text:span> and turned off with <text:span text:style-name="Source_20_Text">-XX:-&lt;option&gt;</text:span>. </text:p>
        </text:list-item>
        <text:list-item>
          <text:p text:style-name="P29">Numeric options are set with <text:span text:style-name="Source_20_Text">-XX:&lt;option&gt;=&lt;number&gt;</text:span>. Numbers can include 'm' or 'M' for megabytes, 'k' or 'K' for kilobytes, and 'g' or 'G' for gigabytes (for example, 32k is the same as 32768). </text:p>
        </text:list-item>
        <text:list-item>
          <text:p text:style-name="P20">String options are set with <text:span text:style-name="Source_20_Text">-XX:&lt;option&gt;=&lt;string&gt;</text:span>, are usually used to specify a file, a path, or a list of commands </text:p>
        </text:list-item>
      </text:list>
      <text:p text:style-name="Text_20_body">Flags marked as <text:span text:style-name="Emphasis">manageable</text:span> are dynamically writeable through the JDK management interface (com.sun.management.HotSpotDiagnosticMXBean API) and also through JConsole. In <text:a xlink:type="simple" xlink:href="http://www.oracle.com/technetwork/articles/javase/monitoring-141801.html#Heap_Dump">Monitoring and Managing Java SE 6 Platform Applications</text:a>, Figure 3 shows an example. The manageable flags can also be set through <text:a xlink:type="simple" xlink:href="http://java.sun.com/javase/6/docs/technotes/tools/share/jinfo.html">jinfo -flag</text:a>. <text:line-break/><text:line-break/>The options below are loosely grouped into three categories.</text:p>
      <text:list xml:id="list1259358444" text:style-name="L9">
        <text:list-item>
          <text:p text:style-name="P30"><text:a xlink:type="simple" xlink:href="http://www.oracle.com/technetwork/java/javase/tech/vmoptions-jsp-140102.html#BehavioralOptions">Behavioral options</text:a> change the basic behavior of the VM. </text:p>
        </text:list-item>
        <text:list-item>
          <text:p text:style-name="P30"><text:a xlink:type="simple" xlink:href="http://www.oracle.com/technetwork/java/javase/tech/vmoptions-jsp-140102.html#PerformanceTuning">Performance tuning</text:a> options are knobs which can be used to tune VM performance. </text:p>
        </text:list-item>
        <text:list-item>
          <text:p text:style-name="P21"><text:a xlink:type="simple" xlink:href="http://www.oracle.com/technetwork/java/javase/tech/vmoptions-jsp-140102.html#DebuggingOptions">Debugging options</text:a> generally enable tracing, printing, or output of VM information. </text:p>
        </text:list-item>
      </text:list>
      <text:p text:style-name="P23">  </text:p>
      <text:p text:style-name="Horizontal_20_Line"/>
      <text:h text:style-name="Heading_20_4" text:outline-level="4"><text:bookmark text:name="BehavioralOptions"/><text:soft-page-break/>Behavioral Options</text:h>
      <text:p text:style-name="P31"/>
      <table:table table:name="Table29" table:style-name="Table29">
        <table:table-column table:style-name="Table29.A"/>
        <table:table-column table:style-name="Table29.B"/>
        <table:table-row>
          <table:table-cell office:value-type="string">
            <text:p text:style-name="P39">Option and Default Value</text:p>
          </table:table-cell>
          <table:table-cell office:value-type="string">
            <text:p text:style-name="P39">Description</text:p>
          </table:table-cell>
        </table:table-row>
        <table:table-row>
          <table:table-cell office:value-type="string">
            <text:p text:style-name="Table_20_Contents">-XX:-AllowUserSignalHandlers</text:p>
          </table:table-cell>
          <table:table-cell office:value-type="string">
            <text:p text:style-name="Table_20_Contents">Do not complain if the application installs signal handlers. (Relevant to Solaris and Linux only.)</text:p>
          </table:table-cell>
        </table:table-row>
        <table:table-row>
          <table:table-cell office:value-type="string">
            <text:p text:style-name="Table_20_Contents">-XX:AltStackSize=16384</text:p>
          </table:table-cell>
          <table:table-cell office:value-type="string">
            <text:p text:style-name="Table_20_Contents">Alternate signal stack size (in Kbytes). (Relevant to Solaris only, removed from 5.0.)</text:p>
          </table:table-cell>
        </table:table-row>
        <table:table-row>
          <table:table-cell office:value-type="string">
            <text:p text:style-name="Table_20_Contents">-XX:-DisableExplicitGC</text:p>
          </table:table-cell>
          <table:table-cell office:value-type="string">
            <text:p text:style-name="Table_20_Contents">Disable calls to System.gc(), JVM still performs garbage collection when necessary.</text:p>
          </table:table-cell>
        </table:table-row>
        <table:table-row>
          <table:table-cell office:value-type="string">
            <text:p text:style-name="Table_20_Contents">-XX:+FailOverToOldVerifier</text:p>
          </table:table-cell>
          <table:table-cell office:value-type="string">
            <text:p text:style-name="Table_20_Contents">Fail over to old verifier when the new type checker fails. (Introduced in 6.)</text:p>
          </table:table-cell>
        </table:table-row>
        <table:table-row>
          <table:table-cell office:value-type="string">
            <text:p text:style-name="Table_20_Contents">-XX:+HandlePromotionFailure</text:p>
          </table:table-cell>
          <table:table-cell office:value-type="string">
            <text:p text:style-name="Table_20_Contents">The youngest generation collection does not require a guarantee of full promotion of all live objects. (Introduced in 1.4.2 update 11) [5.0 and earlier: false.]</text:p>
          </table:table-cell>
        </table:table-row>
        <table:table-row>
          <table:table-cell office:value-type="string">
            <text:p text:style-name="Table_20_Contents">-XX:+MaxFDLimit</text:p>
          </table:table-cell>
          <table:table-cell office:value-type="string">
            <text:p text:style-name="Table_20_Contents">Bump the number of file descriptors to max. (Relevant  to Solaris only.)</text:p>
          </table:table-cell>
        </table:table-row>
        <table:table-row>
          <table:table-cell office:value-type="string">
            <text:p text:style-name="Table_20_Contents">-XX:PreBlockSpin=10</text:p>
          </table:table-cell>
          <table:table-cell office:value-type="string">
            <text:p text:style-name="Table_20_Contents">Spin count variable for use with -XX:+UseSpinning. Controls the maximum spin iterations allowed before entering operating system thread synchronization code. (Introduced in 1.4.2.)</text:p>
          </table:table-cell>
        </table:table-row>
        <table:table-row>
          <table:table-cell office:value-type="string">
            <text:p text:style-name="Table_20_Contents">-XX:-RelaxAccessControlCheck</text:p>
          </table:table-cell>
          <table:table-cell office:value-type="string">
            <text:p text:style-name="Table_20_Contents">Relax the access control checks in the verifier. (Introduced in 6.)</text:p>
          </table:table-cell>
        </table:table-row>
        <table:table-row>
          <table:table-cell office:value-type="string">
            <text:p text:style-name="Table_20_Contents">-XX:+ScavengeBeforeFullGC</text:p>
          </table:table-cell>
          <table:table-cell office:value-type="string">
            <text:p text:style-name="Table_20_Contents">Do young generation GC prior to a full GC. (Introduced in 1.4.1.)</text:p>
          </table:table-cell>
        </table:table-row>
        <table:table-row>
          <table:table-cell office:value-type="string">
            <text:p text:style-name="Table_20_Contents">-XX:+UseAltSigs</text:p>
          </table:table-cell>
          <table:table-cell office:value-type="string">
            <text:p text:style-name="Table_20_Contents">Use alternate signals instead of SIGUSR1 and SIGUSR2 for VM internal signals. (Introduced in 1.3.1 update 9, 1.4.1. Relevant to Solaris only.)</text:p>
          </table:table-cell>
        </table:table-row>
        <table:table-row>
          <table:table-cell office:value-type="string">
            <text:p text:style-name="Table_20_Contents">-XX:+UseBoundThreads</text:p>
          </table:table-cell>
          <table:table-cell office:value-type="string">
            <text:p text:style-name="Table_20_Contents">Bind user level threads to kernel threads. (Relevant to Solaris only.)</text:p>
          </table:table-cell>
        </table:table-row>
        <table:table-row>
          <table:table-cell office:value-type="string">
            <text:p text:style-name="Table_20_Contents">-XX:-UseConcMarkSweepGC</text:p>
          </table:table-cell>
          <table:table-cell office:value-type="string">
            <text:p text:style-name="Table_20_Contents">Use concurrent mark-sweep collection for the old generation. (Introduced in 1.4.1)</text:p>
          </table:table-cell>
        </table:table-row>
        <table:table-row>
          <table:table-cell office:value-type="string">
            <text:p text:style-name="Table_20_Contents">-XX:+UseGCOverheadLimit</text:p>
          </table:table-cell>
          <table:table-cell office:value-type="string">
            <text:p text:style-name="Table_20_Contents">Use a policy that limits the proportion of the VM's time that is spent in GC before an OutOfMemory error is thrown. (Introduced in 6.)</text:p>
          </table:table-cell>
        </table:table-row>
        <table:table-row>
          <table:table-cell office:value-type="string">
            <text:p text:style-name="Table_20_Contents">-XX:+UseLWPSynchronization</text:p>
          </table:table-cell>
          <table:table-cell office:value-type="string">
            <text:p text:style-name="Table_20_Contents">Use LWP-based instead of thread based synchronization. (Introduced in 1.4.0. Relevant to Solaris only.)</text:p>
          </table:table-cell>
        </table:table-row>
        <table:table-row>
          <table:table-cell office:value-type="string">
            <text:p text:style-name="Table_20_Contents">-XX:-UseParallelGC</text:p>
          </table:table-cell>
          <table:table-cell office:value-type="string">
            <text:p text:style-name="Table_20_Contents">Use parallel garbage collection for scavenges. (Introduced in 1.4.1)</text:p>
          </table:table-cell>
        </table:table-row>
        <table:table-row>
          <table:table-cell office:value-type="string">
            <text:p text:style-name="Table_20_Contents">-XX:-UseParallelOldGC</text:p>
          </table:table-cell>
          <table:table-cell office:value-type="string">
            <text:p text:style-name="Table_20_Contents">Use parallel garbage collection for the full collections. Enabling this option automatically sets -XX:+UseParallelGC. (Introduced in 5.0 update 6.)</text:p>
          </table:table-cell>
        </table:table-row>
        <table:table-row>
          <table:table-cell office:value-type="string">
            <text:p text:style-name="Table_20_Contents">-XX:-UseSerialGC</text:p>
          </table:table-cell>
          <table:table-cell office:value-type="string">
            <text:p text:style-name="Table_20_Contents">Use serial garbage collection. (Introduced in 5.0.)</text:p>
          </table:table-cell>
        </table:table-row>
        <table:table-row>
          <table:table-cell office:value-type="string">
            <text:p text:style-name="Table_20_Contents">-XX:-UseSpinning</text:p>
          </table:table-cell>
          <table:table-cell office:value-type="string">
            <text:p text:style-name="Table_20_Contents">Enable naive spinning on Java monitor before entering operating system thread synchronizaton code. (Relevant to 1.4.2 and 5.0 only.) [1.4.2, multi-processor Windows platforms: true]</text:p>
          </table:table-cell>
        </table:table-row>
        <table:table-row>
          <table:table-cell office:value-type="string">
            <text:p text:style-name="Table_20_Contents">-XX:+UseTLAB</text:p>
          </table:table-cell>
          <table:table-cell office:value-type="string">
            <text:p text:style-name="Table_20_Contents">Use thread-local object allocation (Introduced in 1.4.0, known as UseTLE prior to that.) [1.4.2 and earlier, x86 <text:soft-page-break/>or with -client: false]</text:p>
          </table:table-cell>
        </table:table-row>
        <table:table-row>
          <table:table-cell office:value-type="string">
            <text:p text:style-name="Table_20_Contents">-XX:+UseSplitVerifier</text:p>
          </table:table-cell>
          <table:table-cell office:value-type="string">
            <text:p text:style-name="Table_20_Contents">Use the new type checker with StackMapTable attributes. (Introduced in 5.0.)[5.0: false]</text:p>
          </table:table-cell>
        </table:table-row>
        <table:table-row>
          <table:table-cell office:value-type="string">
            <text:p text:style-name="Table_20_Contents">-XX:+UseThreadPriorities</text:p>
          </table:table-cell>
          <table:table-cell office:value-type="string">
            <text:p text:style-name="Table_20_Contents">Use native thread priorities.</text:p>
          </table:table-cell>
        </table:table-row>
        <table:table-row>
          <table:table-cell office:value-type="string">
            <text:p text:style-name="Table_20_Contents">-XX:+UseVMInterruptibleIO</text:p>
          </table:table-cell>
          <table:table-cell office:value-type="string">
            <text:p text:style-name="Table_20_Contents">Thread interrupt before or with EINTR for I/O operations results in OS_INTRPT. (Introduced in 6. Relevant to Solaris only.)</text:p>
          </table:table-cell>
        </table:table-row>
      </table:table>
      <text:p text:style-name="P23"><text:line-break/><text:a xlink:type="simple" xlink:href="http://www.oracle.com/technetwork/java/javase/tech/vmoptions-jsp-140102.html#BehavioralOptions"><text:span text:style-name="T8">Back to Options</text:span></text:a><text:a xlink:type="simple" xlink:href="http://www.oracle.com/technetwork/java/javase/tech/vmoptions-jsp-140102.html#BehavioralOptions"> </text:a><text:line-break/>  </text:p>
      <text:p text:style-name="Horizontal_20_Line"/>
      <text:h text:style-name="Heading_20_4" text:outline-level="4"><text:bookmark text:name="PerformanceTuning"/>Performance Options</text:h>
      <text:p text:style-name="P31"/>
      <table:table table:name="Table30" table:style-name="Table30">
        <table:table-column table:style-name="Table30.A"/>
        <table:table-column table:style-name="Table30.B"/>
        <table:table-row>
          <table:table-cell office:value-type="string">
            <text:p text:style-name="P39">Option and Default Value</text:p>
          </table:table-cell>
          <table:table-cell office:value-type="string">
            <text:p text:style-name="P39">Description</text:p>
          </table:table-cell>
        </table:table-row>
        <table:table-row>
          <table:table-cell office:value-type="string">
            <text:p text:style-name="Table_20_Contents">-XX:+AggressiveOpts</text:p>
          </table:table-cell>
          <table:table-cell office:value-type="string">
            <text:p text:style-name="Table_20_Contents">Turn on point performance compiler optimizations that are expected to be default in upcoming releases. (Introduced in 5.0 update 6.)</text:p>
          </table:table-cell>
        </table:table-row>
        <table:table-row>
          <table:table-cell office:value-type="string">
            <text:p text:style-name="Table_20_Contents">-XX:CompileThreshold=10000</text:p>
          </table:table-cell>
          <table:table-cell office:value-type="string">
            <text:p text:style-name="Table_20_Contents">Number of method invocations/branches before compiling [-client: 1,500]</text:p>
          </table:table-cell>
        </table:table-row>
        <table:table-row>
          <table:table-cell office:value-type="string">
            <text:p text:style-name="Table_20_Contents">-XX:LargePageSizeInBytes=4m</text:p>
          </table:table-cell>
          <table:table-cell office:value-type="string">
            <text:p text:style-name="Table_20_Contents">Sets the large page size used for the Java heap. (Introduced in 1.4.0 update 1.) [amd64: 2m.]</text:p>
          </table:table-cell>
        </table:table-row>
        <table:table-row>
          <table:table-cell office:value-type="string">
            <text:p text:style-name="Table_20_Contents">-XX:MaxHeapFreeRatio=70</text:p>
          </table:table-cell>
          <table:table-cell office:value-type="string">
            <text:p text:style-name="Table_20_Contents">Maximum percentage of heap free after GC to avoid shrinking.</text:p>
          </table:table-cell>
        </table:table-row>
        <table:table-row>
          <table:table-cell office:value-type="string">
            <text:p text:style-name="Table_20_Contents">-XX:MaxNewSize=size</text:p>
          </table:table-cell>
          <table:table-cell office:value-type="string">
            <text:p text:style-name="Table_20_Contents">Maximum size of new generation (in bytes). Since 1.4, MaxNewSize is computed as a function of NewRatio. [1.3.1 Sparc: 32m; 1.3.1 x86: 2.5m.]</text:p>
          </table:table-cell>
        </table:table-row>
        <table:table-row>
          <table:table-cell office:value-type="string">
            <text:p text:style-name="Table_20_Contents">-XX:MaxPermSize=64m</text:p>
          </table:table-cell>
          <table:table-cell office:value-type="string">
            <text:p text:style-name="Table_20_Contents">Size of the Permanent Generation.  [5.0 and newer: 64 bit VMs are scaled 30% larger; 1.4 amd64: 96m; 1.3.1 -client: 32m.]</text:p>
          </table:table-cell>
        </table:table-row>
        <table:table-row>
          <table:table-cell office:value-type="string">
            <text:p text:style-name="Table_20_Contents">-XX:MinHeapFreeRatio=40</text:p>
          </table:table-cell>
          <table:table-cell office:value-type="string">
            <text:p text:style-name="Table_20_Contents">Minimum percentage of heap free after GC to avoid expansion.</text:p>
          </table:table-cell>
        </table:table-row>
        <table:table-row>
          <table:table-cell office:value-type="string">
            <text:p text:style-name="Table_20_Contents">-XX:NewRatio=2</text:p>
          </table:table-cell>
          <table:table-cell office:value-type="string">
            <text:p text:style-name="Table_20_Contents">Ratio of new/old generation sizes. [Sparc -client: 8; x86 -server: 8; x86 -client: 12.]-client: 4 (1.3) 8 (1.3.1+), x86: 12]</text:p>
          </table:table-cell>
        </table:table-row>
        <table:table-row>
          <table:table-cell office:value-type="string">
            <text:p text:style-name="Table_20_Contents">-XX:NewSize=2.125m</text:p>
          </table:table-cell>
          <table:table-cell office:value-type="string">
            <text:p text:style-name="Table_20_Contents">Default size of new generation (in bytes) [5.0 and newer: 64 bit VMs are scaled 30% larger; x86: 1m; x86, 5.0 and older: 640k]</text:p>
          </table:table-cell>
        </table:table-row>
        <table:table-row>
          <table:table-cell office:value-type="string">
            <text:p text:style-name="Table_20_Contents">-XX:ReservedCodeCacheSize=32m</text:p>
          </table:table-cell>
          <table:table-cell office:value-type="string">
            <text:p text:style-name="Table_20_Contents">Reserved code cache size (in bytes) - maximum code cache size. [Solaris 64-bit, amd64, and -server x86: 48m; in 1.5.0_06 and earlier, Solaris 64-bit and and64: 1024m.]</text:p>
          </table:table-cell>
        </table:table-row>
        <table:table-row>
          <table:table-cell office:value-type="string">
            <text:p text:style-name="Table_20_Contents">-XX:SurvivorRatio=8</text:p>
          </table:table-cell>
          <table:table-cell office:value-type="string">
            <text:p text:style-name="Table_20_Contents">Ratio of eden/survivor space size [Solaris amd64: 6; Sparc in 1.3.1: 25; other Solaris platforms in 5.0 and earlier: 32]</text:p>
          </table:table-cell>
        </table:table-row>
        <table:table-row>
          <table:table-cell office:value-type="string">
            <text:p text:style-name="Table_20_Contents">-XX:TargetSurvivorRatio=50</text:p>
          </table:table-cell>
          <table:table-cell office:value-type="string">
            <text:p text:style-name="Table_20_Contents">Desired percentage of survivor space used after scavenge.</text:p>
          </table:table-cell>
        </table:table-row>
        <table:table-row>
          <table:table-cell office:value-type="string">
            <text:p text:style-name="Table_20_Contents">-XX:ThreadStackSize=512</text:p>
          </table:table-cell>
          <table:table-cell office:value-type="string">
            <text:p text:style-name="Table_20_Contents">Thread Stack Size (in Kbytes). (0 means use default <text:soft-page-break/>stack size) [Sparc: 512; Solaris x86: 320 (was 256 prior in 5.0 and earlier); Sparc 64 bit: 1024; Linux amd64: 1024 (was 0 in 5.0 and earlier); all others 0.]</text:p>
          </table:table-cell>
        </table:table-row>
        <table:table-row>
          <table:table-cell office:value-type="string">
            <text:p text:style-name="Table_20_Contents">-XX:+UseBiasedLocking</text:p>
          </table:table-cell>
          <table:table-cell office:value-type="string">
            <text:p text:style-name="Table_20_Contents">Enable biased locking. For more details, see this <text:a xlink:type="simple" xlink:href="http://www.oracle.com/technetwork/java/tuning-139912.html#section4.2.5">tuning example</text:a>. (Introduced in 5.0 update 6.) [5.0: false]</text:p>
          </table:table-cell>
        </table:table-row>
        <table:table-row>
          <table:table-cell office:value-type="string">
            <text:p text:style-name="Table_20_Contents">-XX:+UseFastAccessorMethods</text:p>
          </table:table-cell>
          <table:table-cell office:value-type="string">
            <text:p text:style-name="Table_20_Contents">Use optimized versions of Get&lt;Primitive&gt;Field.</text:p>
          </table:table-cell>
        </table:table-row>
        <table:table-row>
          <table:table-cell office:value-type="string">
            <text:p text:style-name="Table_20_Contents">-XX:-UseISM</text:p>
          </table:table-cell>
          <table:table-cell office:value-type="string">
            <text:p text:style-name="Table_20_Contents">Use Intimate Shared Memory. [Not accepted for non-Solaris platforms.] For details, see <text:a xlink:type="simple" xlink:href="http://www.oracle.com/technetwork/java/ism-139376.html">Intimate Shared Memory</text:a>.</text:p>
          </table:table-cell>
        </table:table-row>
        <table:table-row>
          <table:table-cell office:value-type="string">
            <text:p text:style-name="Table_20_Contents">-XX:+UseLargePages</text:p>
          </table:table-cell>
          <table:table-cell office:value-type="string">
            <text:p text:style-name="Table_20_Contents">Use large page memory. (Introduced in 5.0 update 5.) For details, see <text:a xlink:type="simple" xlink:href="http://www.oracle.com/technetwork/java/javase/tech/largememory-jsp-137182.html">Java Support for Large Memory Pages</text:a>.</text:p>
          </table:table-cell>
        </table:table-row>
        <table:table-row>
          <table:table-cell office:value-type="string">
            <text:p text:style-name="Table_20_Contents">-XX:+UseMPSS</text:p>
          </table:table-cell>
          <table:table-cell office:value-type="string">
            <text:p text:style-name="Table_20_Contents">Use Multiple Page Size Support w/4mb pages for the heap. Do not use with ISM as this replaces the need for ISM. (Introduced in 1.4.0 update 1, Relevant to Solaris 9 and newer.) [1.4.1 and earlier: false]</text:p>
          </table:table-cell>
        </table:table-row>
        <table:table-row>
          <table:table-cell office:value-type="string">
            <text:p text:style-name="Table_20_Contents">-XX:+UseStringCache</text:p>
          </table:table-cell>
          <table:table-cell office:value-type="string">
            <text:p text:style-name="Table_20_Contents">Enables caching of commonly allocated strings.<text:line-break/> </text:p>
          </table:table-cell>
        </table:table-row>
        <table:table-row>
          <table:table-cell office:value-type="string">
            <text:p text:style-name="Table_20_Contents">-XX:AllocatePrefetchLines=1</text:p>
          </table:table-cell>
          <table:table-cell office:value-type="string">
            <text:p text:style-name="Table_20_Contents">Number of cache lines to load after the last object allocation using prefetch instructions generated in JIT compiled code. Default values are 1 if the last allocated object was an instance and 3 if it was an array. <text:line-break/> </text:p>
          </table:table-cell>
        </table:table-row>
        <table:table-row>
          <table:table-cell office:value-type="string">
            <text:p text:style-name="Table_20_Contents">-XX:AllocatePrefetchStyle=1</text:p>
          </table:table-cell>
          <table:table-cell office:value-type="string">
            <text:p text:style-name="Table_20_Contents">Generated code style for prefetch instructions.<text:line-break/>0 - no prefetch instructions are generate*d*,<text:line-break/>1 - execute prefetch instructions after each allocation,<text:line-break/>2 - use TLAB allocation watermark pointer to gate when prefetch instructions are executed.<text:line-break/> </text:p>
          </table:table-cell>
        </table:table-row>
        <table:table-row>
          <table:table-cell office:value-type="string">
            <text:p text:style-name="Table_20_Contents">-XX:+UseCompressedStrings</text:p>
          </table:table-cell>
          <table:table-cell office:value-type="string">
            <text:p text:style-name="Table_20_Contents">Use a byte[] for Strings which can be represented as pure ASCII. (Introduced in Java 6 Update 21 Performance Release) <text:line-break/> </text:p>
          </table:table-cell>
        </table:table-row>
        <table:table-row>
          <table:table-cell office:value-type="string">
            <text:p text:style-name="Table_20_Contents">-XX:+OptimizeStringConcat</text:p>
          </table:table-cell>
          <table:table-cell office:value-type="string">
            <text:p text:style-name="Table_20_Contents">Optimize String concatenation operations where possible. (Introduced in Java 6 Update 20) <text:line-break/> </text:p>
          </table:table-cell>
        </table:table-row>
      </table:table>
      <text:p text:style-name="P23"><text:line-break/><text:a xlink:type="simple" xlink:href="http://www.oracle.com/technetwork/java/javase/tech/vmoptions-jsp-140102.html#PerformanceTuning"><text:span text:style-name="T9">Back to Options</text:span></text:a><text:a xlink:type="simple" xlink:href="http://www.oracle.com/technetwork/java/javase/tech/vmoptions-jsp-140102.html#PerformanceTuning"><text:span text:style-name="T8"> </text:span></text:a><text:line-break/>  </text:p>
      <text:p text:style-name="Horizontal_20_Line"/>
      <text:h text:style-name="Heading_20_4" text:outline-level="4"><text:bookmark text:name="DebuggingOptions"/>Debugging Options</text:h>
      <text:p text:style-name="P31"/>
      <table:table table:name="Table31" table:style-name="Table31">
        <table:table-column table:style-name="Table31.A"/>
        <table:table-column table:style-name="Table31.B"/>
        <table:table-row>
          <table:table-cell office:value-type="string">
            <text:p text:style-name="P39">Option and Default Value</text:p>
          </table:table-cell>
          <table:table-cell office:value-type="string">
            <text:p text:style-name="P39">Description</text:p>
          </table:table-cell>
        </table:table-row>
        <table:table-row>
          <table:table-cell office:value-type="string">
            <text:p text:style-name="Table_20_Contents">-XX:-CITime</text:p>
          </table:table-cell>
          <table:table-cell office:value-type="string">
            <text:p text:style-name="Table_20_Contents">Prints time spent in JIT Compiler. (Introduced in 1.4.0.)</text:p>
          </table:table-cell>
        </table:table-row>
        <table:table-row>
          <table:table-cell office:value-type="string">
            <text:p text:style-name="Table_20_Contents">-XX:ErrorFile=./hs_err_pid&lt;pid&gt;.log</text:p>
          </table:table-cell>
          <table:table-cell office:value-type="string">
            <text:p text:style-name="Table_20_Contents">If an error occurs, save the error data to this file. (Introduced in 6.)</text:p>
          </table:table-cell>
        </table:table-row>
        <table:table-row>
          <table:table-cell office:value-type="string">
            <text:p text:style-name="Table_20_Contents">-XX:-ExtendedDTraceProbes</text:p>
          </table:table-cell>
          <table:table-cell office:value-type="string">
            <text:p text:style-name="Table_20_Contents">Enable performance-impacting <text:a xlink:type="simple" xlink:href="http://java.sun.com/javase/6/docs/technotes/guides/vm/dtrace.html">dtrace</text:a> probes. (Introduced in 6. Relevant to Solaris only.)</text:p>
          </table:table-cell>
        </table:table-row>
        <text:soft-page-break/>
        <table:table-row>
          <table:table-cell office:value-type="string">
            <text:p text:style-name="Table_20_Contents">-XX:HeapDumpPath=./java_pid&lt;pid&gt;.hprof</text:p>
          </table:table-cell>
          <table:table-cell office:value-type="string">
            <text:p text:style-name="Table_20_Contents">Path to directory or filename for heap dump. <text:span text:style-name="Emphasis">Manageable</text:span>. (Introduced in 1.4.2 update 12, 5.0 update 7.)</text:p>
          </table:table-cell>
        </table:table-row>
        <table:table-row>
          <table:table-cell office:value-type="string">
            <text:p text:style-name="Table_20_Contents">-XX:-HeapDumpOnOutOfMemoryError</text:p>
          </table:table-cell>
          <table:table-cell office:value-type="string">
            <text:p text:style-name="Table_20_Contents">Dump heap to file when java.lang.OutOfMemoryError is thrown. <text:span text:style-name="Emphasis">Manageable</text:span>. (Introduced in 1.4.2 update 12, 5.0 update 7.)</text:p>
          </table:table-cell>
        </table:table-row>
        <table:table-row>
          <table:table-cell office:value-type="string">
            <text:p text:style-name="Table_20_Contents">-XX:OnError="&lt;cmd args&gt;;&lt;cmd args&gt;"</text:p>
          </table:table-cell>
          <table:table-cell office:value-type="string">
            <text:p text:style-name="Table_20_Contents">Run user-defined commands on fatal error. (Introduced in 1.4.2 update 9.)</text:p>
          </table:table-cell>
        </table:table-row>
        <table:table-row>
          <table:table-cell office:value-type="string">
            <text:p text:style-name="Table_20_Contents">-XX:OnOutOfMemoryError="&lt;cmd args&gt;; <text:line-break/>&lt;cmd args&gt;"</text:p>
          </table:table-cell>
          <table:table-cell office:value-type="string">
            <text:p text:style-name="Table_20_Contents">Run user-defined commands when an OutOfMemoryError is first thrown. (Introduced in 1.4.2 update 12, 6)</text:p>
          </table:table-cell>
        </table:table-row>
        <table:table-row>
          <table:table-cell office:value-type="string">
            <text:p text:style-name="Table_20_Contents">-XX:-PrintClassHistogram</text:p>
          </table:table-cell>
          <table:table-cell office:value-type="string">
            <text:p text:style-name="Table_20_Contents">Print a histogram of class instances on Ctrl-Break. <text:span text:style-name="Emphasis">Manageable</text:span>. (Introduced in 1.4.2.) The <text:a xlink:type="simple" xlink:href="http://java.sun.com/javase/6/docs/technotes/tools/share/jmap.html">jmap -histo</text:a> command provides equivalent functionality.</text:p>
          </table:table-cell>
        </table:table-row>
        <table:table-row>
          <table:table-cell office:value-type="string">
            <text:p text:style-name="Table_20_Contents">-XX:-PrintConcurrentLocks</text:p>
          </table:table-cell>
          <table:table-cell office:value-type="string">
            <text:p text:style-name="Table_20_Contents">Print java.util.concurrent locks in Ctrl-Break thread dump. <text:span text:style-name="Emphasis">Manageable</text:span>. (Introduced in 6.) The <text:a xlink:type="simple" xlink:href="http://java.sun.com/javase/6/docs/technotes/tools/share/jstack.html">jstack -l</text:a> command provides equivalent functionality.</text:p>
          </table:table-cell>
        </table:table-row>
        <table:table-row>
          <table:table-cell office:value-type="string">
            <text:p text:style-name="Table_20_Contents">-XX:-PrintCommandLineFlags</text:p>
          </table:table-cell>
          <table:table-cell office:value-type="string">
            <text:p text:style-name="Table_20_Contents">Print flags that appeared on the command line. (Introduced in 5.0.)</text:p>
          </table:table-cell>
        </table:table-row>
        <table:table-row>
          <table:table-cell office:value-type="string">
            <text:p text:style-name="Table_20_Contents">-XX:-PrintCompilation</text:p>
          </table:table-cell>
          <table:table-cell office:value-type="string">
            <text:p text:style-name="Table_20_Contents">Print message when a method is compiled.</text:p>
          </table:table-cell>
        </table:table-row>
        <table:table-row>
          <table:table-cell office:value-type="string">
            <text:p text:style-name="Table_20_Contents">-XX:-PrintGC</text:p>
          </table:table-cell>
          <table:table-cell office:value-type="string">
            <text:p text:style-name="Table_20_Contents">Print messages at garbage collection. <text:span text:style-name="Emphasis">Manageable</text:span>.</text:p>
          </table:table-cell>
        </table:table-row>
        <table:table-row>
          <table:table-cell office:value-type="string">
            <text:p text:style-name="Table_20_Contents">-XX:-PrintGCDetails</text:p>
          </table:table-cell>
          <table:table-cell office:value-type="string">
            <text:p text:style-name="Table_20_Contents">Print more details at garbage collection. <text:span text:style-name="Emphasis">Manageable</text:span>. (Introduced in 1.4.0.)</text:p>
          </table:table-cell>
        </table:table-row>
        <table:table-row>
          <table:table-cell office:value-type="string">
            <text:p text:style-name="Table_20_Contents">-XX:-PrintGCTimeStamps</text:p>
          </table:table-cell>
          <table:table-cell office:value-type="string">
            <text:p text:style-name="Table_20_Contents">Print timestamps at garbage collection. <text:span text:style-name="Emphasis">Manageable</text:span> (Introduced in 1.4.0.)</text:p>
          </table:table-cell>
        </table:table-row>
        <table:table-row>
          <table:table-cell office:value-type="string">
            <text:p text:style-name="Table_20_Contents">-XX:-PrintTenuringDistribution</text:p>
          </table:table-cell>
          <table:table-cell office:value-type="string">
            <text:p text:style-name="Table_20_Contents">Print tenuring age information.</text:p>
          </table:table-cell>
        </table:table-row>
        <table:table-row>
          <table:table-cell office:value-type="string">
            <text:p text:style-name="Table_20_Contents">-XX:-TraceClassLoading</text:p>
          </table:table-cell>
          <table:table-cell office:value-type="string">
            <text:p text:style-name="Table_20_Contents">Trace loading of classes.</text:p>
          </table:table-cell>
        </table:table-row>
        <table:table-row>
          <table:table-cell office:value-type="string">
            <text:p text:style-name="Table_20_Contents">-XX:-TraceClassLoadingPreorder</text:p>
          </table:table-cell>
          <table:table-cell office:value-type="string">
            <text:p text:style-name="Table_20_Contents">Trace all classes loaded in order referenced (not loaded). (Introduced in 1.4.2.)</text:p>
          </table:table-cell>
        </table:table-row>
        <table:table-row>
          <table:table-cell office:value-type="string">
            <text:p text:style-name="Table_20_Contents">-XX:-TraceClassResolution</text:p>
          </table:table-cell>
          <table:table-cell office:value-type="string">
            <text:p text:style-name="Table_20_Contents">Trace constant pool resolutions. (Introduced in 1.4.2.)</text:p>
          </table:table-cell>
        </table:table-row>
        <table:table-row>
          <table:table-cell office:value-type="string">
            <text:p text:style-name="Table_20_Contents">-XX:-TraceClassUnloading</text:p>
          </table:table-cell>
          <table:table-cell office:value-type="string">
            <text:p text:style-name="Table_20_Contents">Trace unloading of classes.</text:p>
          </table:table-cell>
        </table:table-row>
        <table:table-row>
          <table:table-cell office:value-type="string">
            <text:p text:style-name="Table_20_Contents">-XX:-TraceLoaderConstraints</text:p>
          </table:table-cell>
          <table:table-cell office:value-type="string">
            <text:p text:style-name="Table_20_Contents">Trace recording of loader constraints. (Introduced in 6.)</text:p>
          </table:table-cell>
        </table:table-row>
        <table:table-row>
          <table:table-cell office:value-type="string">
            <text:p text:style-name="Table_20_Contents">-XX:+PerfSaveDataToFile</text:p>
          </table:table-cell>
          <table:table-cell office:value-type="string">
            <text:p text:style-name="Table_20_Contents">Saves jvmstat binary data on exit.</text:p>
          </table:table-cell>
        </table:table-row>
        <table:table-row>
          <table:table-cell office:value-type="string">
            <text:p text:style-name="Table_20_Contents">-XX:ParallelGCThreads=</text:p>
          </table:table-cell>
          <table:table-cell office:value-type="string">
            <text:p text:style-name="Table_20_Contents">Sets the number of garbage collection threads in the young and old parallel garbage collectors. The default value varies with the platform on which the JVM is running.</text:p>
          </table:table-cell>
        </table:table-row>
        <table:table-row>
          <table:table-cell office:value-type="string">
            <text:p text:style-name="Table_20_Contents">-XX:+UseCompressedOops</text:p>
          </table:table-cell>
          <table:table-cell office:value-type="string">
            <text:p text:style-name="Table_20_Contents">Enables the use of compressed pointers (object references represented as 32 bit offsets instead of 64-bit pointers) for optimized 64-bit performance with Java heap sizes less than 32gb.</text:p>
          </table:table-cell>
        </table:table-row>
        <table:table-row>
          <table:table-cell office:value-type="string">
            <text:p text:style-name="Table_20_Contents">-XX:+AlwaysPreTouch</text:p>
          </table:table-cell>
          <table:table-cell office:value-type="string">
            <text:p text:style-name="Table_20_Contents">Pre-touch the Java heap during JVM initialization. Every page of the heap is thus demand-zeroed during initialization rather than incrementally during application execution.</text:p>
          </table:table-cell>
        </table:table-row>
        <table:table-row>
          <table:table-cell office:value-type="string">
            <text:p text:style-name="Table_20_Contents">-XX:AllocatePrefetchDistance=</text:p>
          </table:table-cell>
          <table:table-cell office:value-type="string">
            <text:p text:style-name="Table_20_Contents">Sets the prefetch distance for object allocation. Memory about to be written with the value of new objects is prefetched into cache at this distance (in bytes) beyond the address of the last allocated object. Each Java thread <text:soft-page-break/>has its own allocation point. The default value varies with the platform on which the JVM is running.</text:p>
          </table:table-cell>
        </table:table-row>
        <table:table-row>
          <table:table-cell office:value-type="string">
            <text:p text:style-name="Table_20_Contents">-XX:InlineSmallCode=</text:p>
          </table:table-cell>
          <table:table-cell office:value-type="string">
            <text:p text:style-name="Table_20_Contents">Inline a previously compiled method only if its generated native code size is less than this. The default value varies with the platform on which the JVM is running.</text:p>
          </table:table-cell>
        </table:table-row>
        <table:table-row>
          <table:table-cell office:value-type="string">
            <text:p text:style-name="Table_20_Contents">-XX:MaxInlineSize=35</text:p>
          </table:table-cell>
          <table:table-cell office:value-type="string">
            <text:p text:style-name="Table_20_Contents">Maximum bytecode size of a method to be inlined.</text:p>
          </table:table-cell>
        </table:table-row>
        <table:table-row>
          <table:table-cell office:value-type="string">
            <text:p text:style-name="Table_20_Contents">-XX:FreqInlineSize=</text:p>
          </table:table-cell>
          <table:table-cell office:value-type="string">
            <text:p text:style-name="Table_20_Contents">Maximum bytecode size of a frequently executed method to be inlined. The default value varies with the platform on which the JVM is running.</text:p>
          </table:table-cell>
        </table:table-row>
        <table:table-row>
          <table:table-cell office:value-type="string">
            <text:p text:style-name="Table_20_Contents">-XX:LoopUnrollLimit=</text:p>
          </table:table-cell>
          <table:table-cell office:value-type="string">
            <text:p text:style-name="Table_20_Contents">Unroll loop bodies with server compiler intermediate representation node count less than this value. The limit used by the server compiler is a function of this value, not the actual value. The default value varies with the platform on which the JVM is running.</text:p>
          </table:table-cell>
        </table:table-row>
        <table:table-row>
          <table:table-cell office:value-type="string">
            <text:p text:style-name="Table_20_Contents">-XX:InitialTenuringThreshold=7</text:p>
          </table:table-cell>
          <table:table-cell office:value-type="string">
            <text:p text:style-name="Table_20_Contents">Sets the initial tenuring threshold for use in adaptive GC sizing in the parallel young collector. The tenuring threshold is the number of times an object survives a young collection before being promoted to the old, or tenured, generation.</text:p>
          </table:table-cell>
        </table:table-row>
        <table:table-row>
          <table:table-cell office:value-type="string">
            <text:p text:style-name="Table_20_Contents">-XX:MaxTenuringThreshold=</text:p>
          </table:table-cell>
          <table:table-cell office:value-type="string">
            <text:p text:style-name="Table_20_Contents">Sets the maximum tenuring threshold for use in adaptive GC sizing. The current largest value is 15. The default value is 15 for the parallel collector and is 4 for CMS.</text:p>
          </table:table-cell>
        </table:table-row>
      </table:table>
      <text:p text:style-name="Standard"/>
      <text:p text:style-name="Standard"/>
      <text:p text:style-name="P47"/>
      <text:h text:style-name="Heading_20_1" text:outline-level="1">java - the Java application launcher</text:h>
      <text:list xml:id="list1482461950" text:style-name="L10">
        <text:list-item>
          <text:p text:style-name="P32"><text:a xlink:type="simple" xlink:href="http://download.oracle.com/javase/1.5.0/docs/tooldocs/solaris/java.html#synopsis">Synopsis</text:a> </text:p>
        </text:list-item>
        <text:list-item>
          <text:p text:style-name="P32"><text:a xlink:type="simple" xlink:href="http://download.oracle.com/javase/1.5.0/docs/tooldocs/solaris/java.html#description">Description</text:a> </text:p>
        </text:list-item>
        <text:list-item>
          <text:p text:style-name="P32"><text:a xlink:type="simple" xlink:href="http://download.oracle.com/javase/1.5.0/docs/tooldocs/solaris/java.html#options">Options</text:a> </text:p>
        </text:list-item>
        <text:list-item>
          <text:p text:style-name="P22"><text:a xlink:type="simple" xlink:href="http://download.oracle.com/javase/1.5.0/docs/tooldocs/solaris/java.html#seealso">See Also</text:a> </text:p>
        </text:list-item>
      </text:list>
      <text:h text:style-name="Heading_20_2" text:outline-level="2"><text:bookmark text:name="synopsis"/>SYNOPSIS</text:h>
      <text:p text:style-name="Preformatted_20_Text"><text:s text:c="4"/><text:span text:style-name="T4">java</text:span> [ options ] class [ argument ... ]</text:p>
      <text:p text:style-name="P2"><text:s text:c="4"/><text:span text:style-name="T4">java</text:span> [ options ] <text:span text:style-name="T4">-jar</text:span> file.jar [ argument ... ]</text:p>
      <text:p text:style-name="P13"><text:a xlink:type="simple" xlink:href="http://download.oracle.com/javase/1.5.0/docs/tooldocs/solaris/java.html#options"><text:span text:style-name="Source_20_Text">options</text:span></text:a> </text:p>
      <text:p text:style-name="P10">Command-line options. </text:p>
      <text:p text:style-name="P13"><text:span text:style-name="Source_20_Text">class</text:span> </text:p>
      <text:p text:style-name="P10">Name of the class to be invoked. </text:p>
      <text:p text:style-name="P13"><text:span text:style-name="Source_20_Text">file.jar</text:span> </text:p>
      <text:p text:style-name="P10">Name of the jar file to be invoked. Used only with <text:a xlink:type="simple" xlink:href="http://download.oracle.com/javase/1.5.0/docs/tooldocs/solaris/java.html#-jar"><text:span text:style-name="Source_20_Text">-jar</text:span></text:a>. </text:p>
      <text:p text:style-name="P13"><text:span text:style-name="Source_20_Text">argument</text:span> </text:p>
      <text:p text:style-name="P10">Argument passed to the <text:span text:style-name="T4">main</text:span> function. </text:p>
      <text:h text:style-name="Heading_20_2" text:outline-level="2"><text:bookmark text:name="description"/>DESCRIPTION</text:h>
      <text:p text:style-name="Quotations">The <text:span text:style-name="T4">java</text:span> tool launches a Java application. It does this by starting a Java runtime environment, loading a specified class, and invoking that class's <text:span text:style-name="T4">main</text:span> method. </text:p>
      <text:p text:style-name="Quotations">The method must be declared public and static, it must not return any value, and it must accept a <text:span text:style-name="Source_20_Text">String</text:span> array as a parameter. The method declaration must look like the following: </text:p>
      <text:p text:style-name="P43"><text:s text:c="4"/>public static void main(String args[])</text:p>
      <text:p text:style-name="Quotations">By default, the first non-option argument is the name of the class to be invoked. A fully-qualified class name should be used. If the <text:span text:style-name="T4">-jar</text:span> option is specified, the first non-option argument is the name of a <text:span text:style-name="T4">JAR</text:span> archive containing class and resource files for the application, with the startup class indicated by the <text:span text:style-name="T4">Main-Class</text:span> manifest header. </text:p>
      <text:p text:style-name="Quotations">The Java runtime searches for the startup class, and other classes used, in three sets of <text:soft-page-break/>locations: the bootstrap class path, the installed extensions, and the user class path. </text:p>
      <text:p text:style-name="Quotations">Non-option arguments after the class name or JAR file name are passed to the <text:span text:style-name="T4">main</text:span> function. </text:p>
      <text:h text:style-name="Heading_20_2" text:outline-level="2"><text:bookmark text:name="options"/>OPTIONS</text:h>
      <text:p text:style-name="Quotations">The launcher has a set of <text:a xlink:type="simple" xlink:href="http://download.oracle.com/javase/1.5.0/docs/tooldocs/solaris/java.html#standard">standard options</text:a> that are supported on the current runtime environment and will be supported in future releases. In addition, the current implementations of the virtual machines support a set of <text:a xlink:type="simple" xlink:href="http://download.oracle.com/javase/1.5.0/docs/tooldocs/solaris/java.html#nonstandard">non-standard options</text:a> that are subject to change in future releases. </text:p>
      <text:h text:style-name="Heading_20_2" text:outline-level="2"><text:bookmark text:name="standard"/>Standard Options</text:h>
      <text:p text:style-name="P13"><text:span text:style-name="T4">-client</text:span> </text:p>
      <text:p text:style-name="P10">Select the Java HotSpot Client VM. </text:p>
      <text:p text:style-name="P10">For more information, see <text:a xlink:type="simple" xlink:href="http://download.oracle.com/javase/1.5.0/docs/guide/vm/server-class.html">Server-Class Machine Detection</text:a> </text:p>
      <text:p text:style-name="P13"><text:span text:style-name="T4">-server</text:span> </text:p>
      <text:p text:style-name="P10">Select the Java HotSpot Server VM. </text:p>
      <text:p text:style-name="P10">For more information, see <text:a xlink:type="simple" xlink:href="http://download.oracle.com/javase/1.5.0/docs/guide/vm/server-class.html">Server-Class Machine Detection</text:a> </text:p>
      <text:p text:style-name="P13"><text:span text:style-name="T4">-agentlib:</text:span><text:span text:style-name="T1">libname[=options]</text:span> </text:p>
      <text:p text:style-name="P10">Load native agent library <text:span text:style-name="T1">libname</text:span>, e.g. </text:p>
      <text:p text:style-name="P10">-agentlib:hprof </text:p>
      <text:p text:style-name="P10">-agentlib:jdwp=help </text:p>
      <text:p text:style-name="P10">-agentlib:hprof=help </text:p>
      <text:p text:style-name="P10">For more information, see <text:a xlink:type="simple" xlink:href="http://download.oracle.com/javase/1.5.0/docs/guide/jvmti/jvmti.html#starting">JVMTI Agent Command Line Options</text:a>. </text:p>
      <text:p text:style-name="P13"><text:span text:style-name="T4">-agentpath:</text:span><text:span text:style-name="T1">pathname[=options]</text:span> </text:p>
      <text:p text:style-name="P10">Load a native agent library by full pathname. For more information, see <text:a xlink:type="simple" xlink:href="http://download.oracle.com/javase/1.5.0/docs/guide/jvmti/jvmti.html#starting">JVMTI Agent Command Line Options</text:a>. </text:p>
      <text:p text:style-name="P13"><text:span text:style-name="T4">-classpath</text:span> <text:span text:style-name="T1">classpath</text:span> </text:p>
      <text:p text:style-name="P13"><text:span text:style-name="T4">-cp</text:span> <text:span text:style-name="T1">classpath</text:span> </text:p>
      <text:p text:style-name="P10"><text:soft-page-break/>Specify a list of directories, JAR archives, and ZIP archives to search for class files. Class path entries are separated by colons (<text:span text:style-name="T4">:</text:span>). Specifying <text:span text:style-name="T4">-classpath</text:span> or <text:span text:style-name="T4">-cp</text:span> overrides any setting of the <text:span text:style-name="T4">CLASSPATH</text:span> environment variable. </text:p>
      <text:p text:style-name="P10">If <text:span text:style-name="T4">-classpath</text:span> and <text:span text:style-name="T4">-cp</text:span> are not used and <text:span text:style-name="T4">CLASSPATH</text:span> is not set, the user class path consists of the current directory (<text:span text:style-name="Source_20_Text"><text:span text:style-name="T4">.</text:span></text:span>). </text:p>
      <text:p text:style-name="P10">For more information on class paths, see <text:a xlink:type="simple" xlink:href="http://download.oracle.com/javase/1.5.0/docs/tooldocs/solaris/classpath.html">Setting the Class Path</text:a>. </text:p>
      <text:p text:style-name="P13"><text:span text:style-name="T4">-D</text:span><text:span text:style-name="T1">property</text:span><text:span text:style-name="T4">=</text:span><text:span text:style-name="T1">value</text:span> </text:p>
      <text:p text:style-name="P10">Set a system property value. </text:p>
      <text:p text:style-name="P13"><text:span text:style-name="T4">-d32</text:span> </text:p>
      <text:p text:style-name="P13"><text:span text:style-name="T4">-d64</text:span> </text:p>
      <text:p text:style-name="P10">Specifies whether the program is to be run in a 32-bit or 64-bit environment if available. </text:p>
      <text:p text:style-name="P10">Currently only the Java HotSpot Server VM supports 64-bit operation, and the "-server" option is implicit with the use of <text:span text:style-name="T4">-d64</text:span>. This is subject to change in a future release. </text:p>
      <text:p text:style-name="P10">If neither <text:span text:style-name="T4">-d32</text:span> nor <text:span text:style-name="T4">-d64</text:span> is specified, the default is to run in a 32-bit environment, except for 64-bit only systems. This is subject to change in a future release. </text:p>
      <text:p text:style-name="P13"><text:span text:style-name="T4">-enableassertions</text:span><text:span text:style-name="T1">[:&lt;package name&gt;"..." | :&lt;class name&gt; ]</text:span> </text:p>
      <text:p text:style-name="P13"><text:span text:style-name="T4">-ea</text:span><text:span text:style-name="T1">[:&lt;package name&gt;"..." | :&lt;class name&gt; ]</text:span> </text:p>
      <text:p text:style-name="P10">Enable assertions. Assertions are disabled by default. </text:p>
      <text:p text:style-name="P10">With no arguments, <text:span text:style-name="T4">enableassertions</text:span> or <text:span text:style-name="T4">-ea</text:span> enables assertions. With one argument ending in <text:span text:style-name="Teletype">"..."</text:span>, the switch enables assertions in the specified package and any subpackages. If the argument is simply <text:span text:style-name="Teletype">"..."</text:span>, the switch enables assertions in the unnamed package in the current working directory. With one argument not ending in <text:span text:style-name="Teletype">"..."</text:span>, the switch enables assertions in the specified class. </text:p>
      <text:p text:style-name="P10">If a single command line contains multiple instances of these switches, they are processed in order before loading any classes. So, for example, to run a program with assertions enabled only in package <text:span text:style-name="Teletype">com.wombat.fruitbat</text:span> (and any subpackages), the following command could be used: </text:p>
      <text:p text:style-name="P44">java -ea:com.wombat.fruitbat... &lt;Main Class&gt;</text:p>
      <text:p text:style-name="P10">The <text:span text:style-name="T4">-enableassertions</text:span> and <text:span text:style-name="T4">-ea</text:span> switches apply to <text:span text:style-name="T1">all</text:span> class loaders and to system classes (which do not have a class loader). There is one exception to this rule: in their <text:soft-page-break/>no-argument form, the switches do <text:span text:style-name="T1">not</text:span> apply to system. This makes it easy to turn on asserts in all classes except for system classes. A separate switch is provided to enable asserts in all system classes; see <text:span text:style-name="T4">-enablesystemassertions</text:span> below. </text:p>
      <text:p text:style-name="P13"><text:span text:style-name="T4">-disableassertions</text:span><text:span text:style-name="T1">[:&lt;package name&gt;"..." | :&lt;class name&gt; ]</text:span> </text:p>
      <text:p text:style-name="P13"><text:span text:style-name="T4">-da</text:span><text:span text:style-name="T1">[:&lt;package name&gt;"..." | :&lt;class name&gt; ]</text:span> </text:p>
      <text:p text:style-name="P10">Disable assertions. This is the default. </text:p>
      <text:p text:style-name="P10">With no arguments, <text:span text:style-name="T4">disableassertions</text:span> or <text:span text:style-name="T4">-da</text:span> disables assertions. With one argument ending in <text:span text:style-name="Teletype">"..."</text:span>, the switch disables assertions in the specified package and any subpackages. If the argument is simply <text:span text:style-name="Teletype">"..."</text:span>, the switch disables assertions in the unnamed package in the current working directory. With one argument not ending in <text:span text:style-name="Teletype">"..."</text:span>, the switch disables assertions in the specified class. </text:p>
      <text:p text:style-name="P10">To run a program with assertions enabled in package <text:span text:style-name="Teletype">com.wombat.fruitbat</text:span> but disabled in class <text:span text:style-name="Teletype">com.wombat.fruitbat.Brickbat</text:span>, the following command could be used: </text:p>
      <text:p text:style-name="P44">java -ea:com.wombat.fruitbat... -da:com.wombat.fruitbat.Brickbat &lt;Main Class&gt;</text:p>
      <text:p text:style-name="P10">The <text:span text:style-name="T4">-disableassertions</text:span> and <text:span text:style-name="T4">-da</text:span> switches apply to <text:span text:style-name="T1">all</text:span> class loaders and to system classes (which do not have a class loader). There is one exception to this rule: in their no-argument form, the switches do <text:span text:style-name="T1">not</text:span> apply to system. This makes it easy to turn on asserts in all classes except for system classes. A separate switch is provided to enable asserts in all system classes; see <text:span text:style-name="T4">-disablesystemassertions</text:span> below. </text:p>
      <text:p text:style-name="P13"><text:span text:style-name="T4">-enablesystemassertions</text:span> </text:p>
      <text:p text:style-name="P13"><text:span text:style-name="T4">-esa</text:span> </text:p>
      <text:p text:style-name="P10">Enable asserts in all system classes (sets the <text:span text:style-name="T1">default assertion status</text:span> for system classes to <text:span text:style-name="Teletype">true</text:span>). </text:p>
      <text:p text:style-name="P13"><text:span text:style-name="T4">-disablesystemassertions</text:span> </text:p>
      <text:p text:style-name="P13"><text:span text:style-name="T4">-dsa</text:span> </text:p>
      <text:p text:style-name="P10">Disables asserts in all system classes. </text:p>
      <text:p text:style-name="P13"><text:bookmark text:name="-jar"/><text:span text:style-name="T4">-jar</text:span> </text:p>
      <text:p text:style-name="P10">Execute a program encapsulated in a JAR file. The first argument is the name of a JAR file instead of a startup class name. In order for this option to work, the manifest of the JAR file must contain a line of the form <text:span text:style-name="T4">Main-Class: </text:span><text:span text:style-name="T2">classname</text:span>. Here, <text:span text:style-name="T1">classname</text:span> identifies the class having the <text:soft-page-break/><text:span text:style-name="Teletype">public static void main(String[] args)</text:span> method that serves as your application's starting point. See the <text:a xlink:type="simple" xlink:href="http://download.oracle.com/javase/1.5.0/docs/tooldocs/solaris/jar.html">Jar tool reference page</text:a> and the Jar trail of the <text:a xlink:type="simple" xlink:href="http://java.sun.com/docs/books/tutorial/jar">Java Tutorial</text:a> for information about working with Jar files and Jar-file manifests. </text:p>
      <text:p text:style-name="P10">When you use this option, the JAR file is the source of all user classes, and other user class path settings are ignored. </text:p>
      <text:p text:style-name="P10">Note that JAR files that can be run with the "java -jar" option can have their execute permissions set so they can be run without using "java -jar". Refer to <text:a xlink:type="simple" xlink:href="http://download.oracle.com/javase/1.5.0/docs/guide/jar/index.html">Java Archive (JAR) Files</text:a>. </text:p>
      <text:p text:style-name="P13"><text:span text:style-name="T4">-javaagent:</text:span><text:span text:style-name="T1">jarpath[=options]</text:span> </text:p>
      <text:p text:style-name="P10">Load a Java programming language agent, see <text:a xlink:type="simple" xlink:href="http://download.oracle.com/javase/1.5.0/docs/api/java/lang/instrument/package-summary.html">java.lang.instrument</text:a>. </text:p>
      <text:p text:style-name="P13"><text:span text:style-name="T4">-verbose</text:span> </text:p>
      <text:p text:style-name="P13"><text:span text:style-name="T4">-verbose:class</text:span> </text:p>
      <text:p text:style-name="P10">Display information about each class loaded. </text:p>
      <text:p text:style-name="P13"><text:span text:style-name="T4">-verbose:gc</text:span> </text:p>
      <text:p text:style-name="P10">Report on each garbage collection event. </text:p>
      <text:p text:style-name="P13"><text:span text:style-name="T4">-verbose:jni</text:span> </text:p>
      <text:p text:style-name="P10">Report information about use of native methods and other Java Native Interface activity. </text:p>
      <text:p text:style-name="P13"><text:span text:style-name="T4">-version</text:span> </text:p>
      <text:p text:style-name="P10">Display version information and exit. </text:p>
      <text:p text:style-name="P13"><text:span text:style-name="T4">-showversion</text:span> </text:p>
      <text:p text:style-name="P10">Display version information and continue. </text:p>
      <text:p text:style-name="P13"><text:span text:style-name="T4">-?</text:span> </text:p>
      <text:p text:style-name="P13"><text:span text:style-name="T4">-help</text:span> </text:p>
      <text:p text:style-name="P10">Display usage information and exit. </text:p>
      <text:p text:style-name="P13"><text:span text:style-name="T4">-X</text:span> </text:p>
      <text:p text:style-name="P10">Display information about non-standard options and exit. </text:p>
      <text:h text:style-name="Heading_20_3" text:outline-level="3"><text:bookmark text:name="nonstandard"/><text:soft-page-break/>Non-Standard Options</text:h>
      <text:p text:style-name="P13"><text:span text:style-name="T4">-Xint</text:span> </text:p>
      <text:p text:style-name="P10">Operate in interpreted-only mode. Compilation to native code is disabled, and all bytecodes are executed by the interpreter. The performance benefits offered by the Java HotSpot VMs' adaptive compiler will not be present in this mode. </text:p>
      <text:p text:style-name="P13"><text:span text:style-name="T4">-Xbatch</text:span> </text:p>
      <text:p text:style-name="P10">Disable background compilation. Normally the VM will compile the method as a background task, running the method in interpreter mode until the background compilation is finished. The <text:span text:style-name="Teletype">-Xbatch</text:span> flag disables background compilation so that compilation of all methods proceeds as a foreground task until completed. </text:p>
      <text:p text:style-name="P13"><text:span text:style-name="T4">-Xdebug</text:span> </text:p>
      <text:p text:style-name="P10">Start with support for <text:a xlink:type="simple" xlink:href="http://download.oracle.com/javase/1.5.0/docs/guide/jpda/jvmdi-spec.html">JVMDI</text:a> enabled. JVMDI has been deprecated and is not used for debugging in J2SE 5.0, so this option isn't needed for debugging in J2SE 5.0. </text:p>
      <text:p text:style-name="P13"><text:span text:style-name="T4">-Xbootclasspath:</text:span><text:span text:style-name="T1">bootclasspath</text:span> </text:p>
      <text:p text:style-name="P10">Specify a colon-separated list of directories, JAR archives, and ZIP archives to search for boot class files. These are used in place of the boot class files included in the Java 2 SDK. <text:span text:style-name="Emphasis">Note: Applications that use this option for the purpose of overriding a class in rt.jar should not be deployed as doing so would contravene the Java 2 Runtime Environment binary code license.</text:span> </text:p>
      <text:p text:style-name="P13"><text:span text:style-name="T4">-Xbootclasspath/a:</text:span><text:span text:style-name="T1">path</text:span> </text:p>
      <text:p text:style-name="P10">Specify a colon-separated path of directires, JAR archives, and ZIP archives to append to the default bootstrap class path. </text:p>
      <text:p text:style-name="P13"><text:span text:style-name="T4">-Xbootclasspath/p:</text:span><text:span text:style-name="T1">path</text:span> </text:p>
      <text:p text:style-name="P10">Specify a colon-separated path of directires, JAR archives, and ZIP archives to prepend in front of the default bootstrap class path. <text:span text:style-name="Emphasis">Note: Applications that use this option for the purpose of overriding a class in rt.jar should not be deployed as doing so would contravene the Java 2 Runtime Environment binary code license.</text:span> </text:p>
      <text:p text:style-name="P13"><text:span text:style-name="T4">-Xcheck:jni</text:span> </text:p>
      <text:p text:style-name="P10">Perform additional checks for Java Native Interface (JNI) functions. Specifically, the Java Virtual Machine validates the parameters passed to the JNI function as well as the runtime environment data before processing the JNI request. Any invalid data encountered indicates a problem in the native code, and the Java Virtual Machine will terminate with a fatal error in such cases. Expect a performance degradation when this option is used. </text:p>
      <text:p text:style-name="P13"><text:soft-page-break/><text:span text:style-name="T4">-Xfuture</text:span> </text:p>
      <text:p text:style-name="P10">Perform strict class-file format checks. For purposes of backwards compatibility, the default format checks performed by the Java 2 SDK's virtual machine are no stricter than the checks performed by 1.1.x versions of the JDK software. The <text:span text:style-name="T4">-Xfuture</text:span> flag turns on stricter class-file format checks that enforce closer conformance to the class-file format specification. Developers are encouraged to use this flag when developing new code because the stricter checks will become the default in future releases of the Java application launcher. </text:p>
      <text:p text:style-name="P13"><text:span text:style-name="T4">-Xnoclassgc</text:span> </text:p>
      <text:p text:style-name="P10">Disable class garbage collection. </text:p>
      <text:p text:style-name="P13"><text:span text:style-name="T4">-Xincgc</text:span> </text:p>
      <text:p text:style-name="P10">Enable the incremental garbage collector. The incremental garbage collector, which is off by default, will reduce the occasional long garbage-collection pauses during program execution. The incremental garbage collector will at times execute concurrently with the program and during such times will reduce the processor capacity available to the program. </text:p>
      <text:p text:style-name="P13"><text:span text:style-name="T4">-Xloggc:</text:span><text:span text:style-name="T1">file</text:span> </text:p>
      <text:p text:style-name="P10">Report on each garbage collection event, as with -verbose:gc, but log this data to <text:span text:style-name="T1">file</text:span>. In addition to the information <text:span text:style-name="Teletype">-verbose:gc</text:span> gives, each reported event will be preceeded by the time (in seconds) since the first garbage-collection event. </text:p>
      <text:p text:style-name="P10">Always use a local file system for storage of this file to avoid stalling the JVM due to network latency. The file may be truncated in the case of a full file system and logging will continue on the truncated file. This option overrides <text:span text:style-name="Teletype">-verbose:gc</text:span> if both are given on the command line. </text:p>
      <text:p text:style-name="P13"><text:bookmark text:name="Xms"/><text:span text:style-name="T4">-Xms</text:span><text:span text:style-name="T1">n</text:span> </text:p>
      <text:p text:style-name="P10"><text:bookmark text:name="Xms1"/>Specify the initial size, in bytes, of the memory allocation pool. This value must be a multiple of 1024 greater than 1MB. Append the letter <text:span text:style-name="Teletype">k</text:span> or <text:span text:style-name="Teletype">K</text:span> to indicate kilobytes, or <text:span text:style-name="Teletype">m</text:span> or <text:span text:style-name="Teletype">M</text:span> to indicate megabytes. The default value is 2MB. Examples: </text:p>
      <text:p text:style-name="P45"><text:s text:c="7"/>-Xms6291456</text:p>
      <text:p text:style-name="P45"><text:s text:c="7"/>-Xms6144k</text:p>
      <text:p text:style-name="P45"><text:s text:c="7"/>-Xms6m</text:p>
      <text:p text:style-name="P46"><text:s text:c="7"/></text:p>
      <text:p text:style-name="P13"><text:bookmark text:name="Xms2"/><text:span text:style-name="T4">-Xmx</text:span><text:span text:style-name="T1">n</text:span> </text:p>
      <text:p text:style-name="P10"><text:bookmark text:name="Xms3"/>Specify the maximum size, in bytes, of the memory allocation pool. This value must a multiple of 1024 greater than 2MB. Append the letter <text:span text:style-name="Teletype">k</text:span> or <text:span text:style-name="Teletype">K</text:span> to indicate kilobytes, or <text:span text:style-name="Teletype">m</text:span> or <text:span text:style-name="Teletype">M</text:span> to indicate megabytes. The default value is 64MB. Examples: </text:p>
      <text:p text:style-name="P45"><text:soft-page-break/><text:s text:c="7"/>-Xmx83886080</text:p>
      <text:p text:style-name="P45"><text:s text:c="7"/>-Xmx81920k</text:p>
      <text:p text:style-name="P45"><text:s text:c="7"/>-Xmx80m</text:p>
      <text:p text:style-name="P46"><text:s text:c="7"/></text:p>
      <text:p text:style-name="P10">On Solaris 7 and Solaris 8 SPARC platforms, the upper limit for this value is approximately 4000m minus overhead amounts. On Solaris 2.6 and x86 platforms, the upper limit is approximately 2000m minus overhead amounts. On Linux platforms, the upper limit is approximately 2000m minus overhead amounts. </text:p>
      <text:p text:style-name="P13"><text:bookmark text:name="Xms4"/><text:span text:style-name="T4">-Xprof</text:span> </text:p>
      <text:p text:style-name="P10"><text:bookmark text:name="Xms5"/>Profiles the running program, and sends profiling data to standard output. This option is provided as a utility that is useful in program development and is not intended to be be used in production systems. </text:p>
      <text:p text:style-name="P13"><text:bookmark text:name="Xms6"/><text:span text:style-name="T4">-Xrunhprof</text:span>[:<text:span text:style-name="T1">help</text:span>][:<text:span text:style-name="T1">&lt;suboption&gt;=&lt;value&gt;,...</text:span>]</text:p>
      <text:p text:style-name="P10"><text:bookmark text:name="Xms7"/>Enables cpu, heap, or monitor profiling. This option is typically followed by a list of comma-separated "&lt;suboption&gt;=&lt;value&gt;" pairs. Run the command <text:span text:style-name="T4">java -Xrunhprof:help</text:span> to obtain a list of suboptions and their default values. </text:p>
      <text:p text:style-name="P13"><text:bookmark text:name="Xms8"/><text:bookmark text:name="Xrs"/><text:span text:style-name="T4">-Xrs</text:span> </text:p>
      <text:p text:style-name="P10">Reduces use of operating-system signals by the Java virtual machine (JVM). </text:p>
      <text:p text:style-name="P10">In a previous release, the Shutdown Hooks facility was added to allow orderly shutdown of a Java application. The intent was to allow user cleanup code (such as closing database connections) to run at shutdown, even if the JVM terminates abruptly. </text:p>
      <text:p text:style-name="P10">Sun's JVM catches signals to implement shutdown hooks for abnormal JVM termination. The JVM uses SIGHUP, SIGINT, and SIGTERM to initiate the running of shutdown hooks. </text:p>
      <text:p text:style-name="P10">The JVM uses a similar mechanism to implement the pre-1.2 feature of dumping thread stacks for debugging purposes. Sun's JVM uses SIGQUIT to perform thread dumps. </text:p>
      <text:p text:style-name="P10">Applications embedding the JVM frequently need to trap signals like SIGINT or SIGTERM, which can lead to interference with the JVM's own signal handlers. The <text:span text:style-name="T4">-Xrs</text:span> command-line option is available to address this issue. When <text:span text:style-name="T4">-Xrs</text:span> is used on Sun's JVM, the signal masks for SIGINT, SIGTERM, SIGHUP, and SIGQUIT are not changed by the JVM, and signal handlers for these signals are not installed. </text:p>
      <text:p text:style-name="P10">There are two consequences of specifying <text:span text:style-name="T4">-Xrs</text:span>: </text:p>
      <text:list xml:id="list1873452894" text:style-name="L11">
        <text:list-item>
          <text:p text:style-name="P11">SIGQUIT thread dumps are not available. </text:p>
        </text:list-item>
        <text:list-item>
          <text:p text:style-name="P11"><text:soft-page-break/>User code is responsible for causing shutdown hooks to run, for example by calling System.exit() when the JVM is to be terminated. </text:p>
        </text:list-item>
      </text:list>
      <text:p text:style-name="P13"><text:span text:style-name="T4">-Xss</text:span><text:span text:style-name="T1">n</text:span> </text:p>
      <text:p text:style-name="P10">Set thread stack size. </text:p>
      <text:p text:style-name="P13"><text:span text:style-name="T4">-XX:+UseAltSigs</text:span> </text:p>
      <text:p text:style-name="P10">The VM uses <text:span text:style-name="Teletype">SIGUSR1</text:span> and <text:span text:style-name="Teletype">SIGUSR2</text:span> by default, which can sometimes conflict with applications that signal-chain <text:span text:style-name="Teletype">SIGUSR1</text:span> and <text:span text:style-name="Teletype">SIGUSR2</text:span>. The <text:span text:style-name="Teletype">-XX:+UseAltSigs</text:span> option will cause the VM to use signals other than <text:span text:style-name="Teletype">SIGUSR1</text:span> and <text:span text:style-name="Teletype">SIGUSR2</text:span> as the default. </text:p>
      <text:h text:style-name="Heading_20_2" text:outline-level="2"><text:bookmark text:name="seealso"/>SEE ALSO</text:h>
      <text:list xml:id="list1471084877" text:style-name="L12">
        <text:list-item>
          <text:p text:style-name="P49"><text:a xlink:type="simple" xlink:href="http://download.oracle.com/javase/1.5.0/docs/tooldocs/solaris/javac.html">javac - the Java programming language compiler</text:a> </text:p>
        </text:list-item>
        <text:list-item>
          <text:p text:style-name="P49"><text:a xlink:type="simple" xlink:href="http://download.oracle.com/javase/1.5.0/docs/tooldocs/solaris/jdb.html">jdb - Java Application Debugger</text:a> </text:p>
        </text:list-item>
        <text:list-item>
          <text:p text:style-name="P49"><text:a xlink:type="simple" xlink:href="http://download.oracle.com/javase/1.5.0/docs/tooldocs/solaris/javah.html">javah - C Header and Stub File Generator</text:a> </text:p>
        </text:list-item>
        <text:list-item>
          <text:p text:style-name="P49"><text:a xlink:type="simple" xlink:href="http://download.oracle.com/javase/1.5.0/docs/tooldocs/solaris/jar.html">jar - JAR Archive Tool</text:a> </text:p>
        </text:list-item>
        <text:list-item>
          <text:p text:style-name="P49"><text:a xlink:type="simple" xlink:href="http://download.oracle.com/javase/1.5.0/docs/guide/extensions/index.html">The Java Extensions Framework</text:a> </text:p>
        </text:list-item>
        <text:list-item>
          <text:p text:style-name="P48"><text:a xlink:type="simple" xlink:href="http://download.oracle.com/javase/1.5.0/docs/guide/security/index.html">Security Features</text:a>. </text:p>
        </text:list-item>
      </text:list>
      <text:p text:style-name="P12"/>
      <table:table table:name="Table32" table:style-name="Table32">
        <table:table-column table:style-name="Table32.A"/>
        <table:table-column table:style-name="Table32.B"/>
        <table:table-row>
          <table:table-cell table:style-name="Table32.A1" office:value-type="string">
            <text:p text:style-name="P37"><text:a xlink:type="simple" xlink:href="http://download.oracle.com/javase/1.5.0/docs/relnotes/SMICopyright.html"><text:span text:style-name="T9">Copyright ©</text:span></text:a><text:span text:style-name="T9"> 2004, 2010 </text:span><text:a xlink:type="simple" xlink:href="http://www.oracle.com/"><text:span text:style-name="T9">Oracle and/or its affiliates.</text:span></text:a><text:span text:style-name="T9"> All rights reserved.</text:span></text:p>
          </table:table-cell>
          <table:table-cell table:style-name="Table32.A1" office:value-type="string">
            <text:p text:style-name="P36"><draw:frame draw:style-name="fr1" draw:name="graphics5" text:anchor-type="as-char" svg:width="1.0417in" svg:height="0.302in" draw:z-index="4"><draw:image xlink:href="http://download.oracle.com/javase/1.5.0/docs/images/sunlogo64x30.gif" xlink:type="simple" xlink:show="embed" xlink:actuate="onLoad"/><svg:title>Sun</svg:title></draw:frame>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Verdana" svg:font-family="Verdana, Arial, helvetica, sans-serif"/>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Tahoma"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Tahoma"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Tahoma" style:font-size-complex="18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8-11T10:26:07</meta:creation-date>
    <dc:date>2011-08-11T12:03:22</dc:date>
    <meta:editing-duration>PT00H28M27S</meta:editing-duration>
    <meta:editing-cycles>2</meta:editing-cycles>
    <meta:generator>OpenOffice.org/3.1$Linux OpenOffice.org_project/310m19$Build-9420</meta:generator>
    <meta:document-statistic meta:table-count="32" meta:image-count="5" meta:object-count="0" meta:page-count="27" meta:paragraph-count="608" meta:word-count="8010" meta:character-count="51878"/>
  </office:meta>
</office:document-meta>
</file>